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9.4pt"/>
    </style:style>
    <style:style style:name="co2" style:family="table-column">
      <style:table-column-properties fo:break-before="auto" style:column-width="141.05pt"/>
    </style:style>
    <style:style style:name="co3" style:family="table-column">
      <style:table-column-properties fo:break-before="auto" style:column-width="151.0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4.35pt"/>
    </style:style>
    <style:style style:name="co6" style:family="table-column">
      <style:table-column-properties fo:break-before="auto" style:column-width="82.09pt"/>
    </style:style>
    <style:style style:name="co7" style:family="table-column">
      <style:table-column-properties fo:break-before="auto" style:column-width="91.19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89.8pt"/>
    </style:style>
    <style:style style:name="co10" style:family="table-column">
      <style:table-column-properties fo:break-before="auto" style:column-width="101.06pt"/>
    </style:style>
    <style:style style:name="co11" style:family="table-column">
      <style:table-column-properties fo:break-before="auto" style:column-width="91.9pt"/>
    </style:style>
    <style:style style:name="co12" style:family="table-column">
      <style:table-column-properties fo:break-before="auto" style:column-width="266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Arial"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9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9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2"/>
    <style:style style:name="ce15" style:family="table-cell" style:parent-style-name="Default" style:data-style-name="N124">
      <style:table-cell-properties fo:background-color="transparent"/>
      <style:text-properties style:use-window-font-color="true" fo:font-weight="bold" style:font-weight-asian="bold" style:font-weight-complex="bold"/>
    </style:style>
    <style:style style:name="ce16" style:family="table-cell" style:parent-style-name="Default" style:data-style-name="N124">
      <style:text-properties fo:font-weight="normal" style:font-weight-asian="normal" style:font-weight-complex="normal"/>
    </style:style>
    <style:style style:name="ce17" style:family="table-cell" style:parent-style-name="Default" style:data-style-name="N124">
      <style:text-properties style:font-name="Arial" fo:font-weight="normal" style:font-weight-asian="normal" style:font-weight-complex="normal"/>
    </style:style>
    <style:style style:name="ce18" style:family="table-cell" style:parent-style-name="Default" style:data-style-name="N124">
      <style:table-cell-properties fo:background-color="transparent"/>
      <style:text-properties style:font-name="Arial" fo:font-weight="normal" style:font-weight-asian="normal" style:font-weight-complex="normal"/>
    </style:style>
    <style:style style:name="ce19" style:family="table-cell" style:parent-style-name="Default" style:data-style-name="N124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 style:data-style-name="N124">
      <style:table-cell-properties fo:background-color="transparent"/>
      <style:text-properties fo:font-weight="bold" style:font-weight-asian="bold" style:font-weight-complex="bold"/>
    </style:style>
    <style:style style:name="ce21" style:family="table-cell" style:parent-style-name="Default" style:data-style-name="N124"/>
    <style:style style:name="ce22" style:family="table-cell" style:parent-style-name="Default" style:data-style-name="N122">
      <style:table-cell-properties fo:background-color="transparent"/>
      <style:text-properties style:use-window-font-color="true" fo:font-weight="bold" style:font-weight-asian="bold" style:font-weight-complex="bold"/>
    </style:style>
    <style:style style:name="ce23" style:family="table-cell" style:parent-style-name="Default" style:data-style-name="N122">
      <style:text-properties fo:font-weight="normal" style:font-weight-asian="normal" style:font-weight-complex="normal"/>
    </style:style>
    <style:style style:name="ce24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25" style:family="table-cell" style:parent-style-name="Default" style:data-style-name="N122">
      <style:table-cell-properties fo:background-color="transparent"/>
      <style:text-properties style:font-name="Arial" fo:font-weight="normal" style:font-weight-asian="normal" style:font-weight-complex="normal"/>
    </style:style>
    <style:style style:name="ce26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 style:data-style-name="N125">
      <style:table-cell-properties fo:background-color="transparent"/>
      <style:text-properties style:use-window-font-color="true" fo:font-weight="bold" style:font-weight-asian="bold" style:font-weight-complex="bold"/>
    </style:style>
    <style:style style:name="ce28" style:family="table-cell" style:parent-style-name="Default" style:data-style-name="N125">
      <style:text-properties fo:font-weight="normal" style:font-weight-asian="normal" style:font-weight-complex="normal"/>
    </style:style>
    <style:style style:name="ce29" style:family="table-cell" style:parent-style-name="Default" style:data-style-name="N125">
      <style:text-properties style:font-name="Arial" fo:font-weight="normal" style:font-weight-asian="normal" style:font-weight-complex="normal"/>
    </style:style>
    <style:style style:name="ce30" style:family="table-cell" style:parent-style-name="Default" style:data-style-name="N125">
      <style:table-cell-properties fo:background-color="transparent"/>
      <style:text-properties style:font-name="Arial" fo:font-weight="normal" style:font-weight-asian="normal" style:font-weight-complex="normal"/>
    </style:style>
    <style:style style:name="ce31" style:family="table-cell" style:parent-style-name="Default" style:data-style-name="N125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125"/>
    <style:style style:name="ce34" style:family="table-cell" style:parent-style-name="Default">
      <style:text-properties style:font-name="Arial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style:use-window-font-color="true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8" style:family="table-cell" style:parent-style-name="Default" style:data-style-name="N124">
      <style:table-cell-properties fo:background-color="#ffff00"/>
      <style:text-properties fo:font-weight="bold" style:font-weight-asian="bold" style:font-weight-complex="bold"/>
    </style:style>
    <style:style style:name="ce39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  <style:style style:name="ce40" style:family="table-cell" style:parent-style-name="Default" style:data-style-name="N125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4" table:default-cell-style-name="ce14"/>
        <table:table-column table:style-name="co4" table:number-columns-repeated="2" table:default-cell-style-name="Default"/>
        <table:table-column table:style-name="co9" table:default-cell-style-name="ce33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part no</text:p>
          </table:table-cell>
          <table:table-cell table:style-name="ce15" office:value-type="string" calcext:value-type="string">
            <text:p>Cost/unit</text:p>
          </table:table-cell>
          <table:table-cell table:style-name="ce22" office:value-type="string" calcext:value-type="string">
            <text:p>Cost/N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inimum N</text:p>
          </table:table-cell>
          <table:table-cell table:style-name="ce27" office:value-type="string" calcext:value-type="string">
            <text:p>Total cost / board</text:p>
          </table:table-cell>
          <table:table-cell table:style-name="ce1" office:value-type="string" calcext:value-type="string">
            <text:p>have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to order</text:p>
          </table:table-cell>
          <table:table-cell table:style-name="ce35"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http://nl.farnell.com/lumberg/1503-03/connector-receptacle-3-5mm-phono/dp/1216980</text:p>
          </table:table-cell>
          <table:table-cell table:style-name="ce6" office:value-type="string" calcext:value-type="string">
            <text:p>headphone connector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string" calcext:value-type="string">
            <text:p>Farnell</text:p>
          </table:table-cell>
          <table:table-cell table:style-name="ce11" office:value-type="float" office:value="1216980" calcext:value-type="float">
            <text:p>1216980</text:p>
          </table:table-cell>
          <table:table-cell table:style-name="ce16" table:formula="of:=[.I2]/[.J2]" office:value-type="currency" office:currency="EUR" office:value="2.52" calcext:value-type="currency">
            <text:p>€ 2.5200</text:p>
          </table:table-cell>
          <table:table-cell table:style-name="ce23" office:value-type="currency" office:currency="EUR" office:value="2.52" calcext:value-type="currency">
            <text:p>€ 2.5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28" table:formula="of:=[.D2]*[.H2]" office:value-type="currency" office:currency="EUR" office:value="10.08" calcext:value-type="currency">
            <text:p>€ 10.0800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3*[.D2]" office:value-type="float" office:value="12" calcext:value-type="float">
            <text:p>12</text:p>
          </table:table-cell>
          <table:table-cell table:style-name="ce11" table:formula="of:=[.N2]-[.M2]" office:value-type="float" office:value="8" calcext:value-type="float">
            <text:p>8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http://nl.farnell.com/vishay/dg2525dn-t1-ge4/analogue-switch-4-ch-spdt-miniqfn/dp/2675732</text:p>
          </table:table-cell>
          <table:table-cell table:style-name="ce7" office:value-type="string" calcext:value-type="string">
            <text:p>DG2525DN-T1-GE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ni QFN 16</text:p>
          </table:table-cell>
          <table:table-cell table:style-name="ce2" office:value-type="string" calcext:value-type="string">
            <text:p>Farnell</text:p>
          </table:table-cell>
          <table:table-cell table:style-name="ce8" office:value-type="float" office:value="2675732" calcext:value-type="float">
            <text:p>2675732</text:p>
          </table:table-cell>
          <table:table-cell table:style-name="ce16" table:formula="of:=[.I3]/[.J3]" office:value-type="currency" office:currency="EUR" office:value="0.941" calcext:value-type="currency">
            <text:p>€ 0.9410</text:p>
          </table:table-cell>
          <table:table-cell table:style-name="ce24" office:value-type="currency" office:currency="EUR" office:value="0.941" calcext:value-type="currency">
            <text:p>€ 0.9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8" table:formula="of:=[.D3]*[.H3]" office:value-type="currency" office:currency="EUR" office:value="0.941" calcext:value-type="currency">
            <text:p>€ 0.9410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formula="of:=3*[.D3]" office:value-type="float" office:value="3" calcext:value-type="float">
            <text:p>3</text:p>
          </table:table-cell>
          <table:table-cell table:style-name="ce11" table:formula="of:=[.N3]-[.M3]" office:value-type="float" office:value="1" calcext:value-type="float">
            <text:p>1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http://nl.farnell.com/microchip/mcp6004-e-sl/ic-op-amp-quad-1mhz-smd-soic14/dp/1332122</text:p>
          </table:table-cell>
          <table:table-cell table:style-name="ce8" office:value-type="string" calcext:value-type="string">
            <text:p>MCP6004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SOIC14</text:p>
          </table:table-cell>
          <table:table-cell table:style-name="ce2" office:value-type="string" calcext:value-type="string">
            <text:p>Farnell</text:p>
          </table:table-cell>
          <table:table-cell table:style-name="ce8" office:value-type="float" office:value="1332122" calcext:value-type="float">
            <text:p>1332122</text:p>
          </table:table-cell>
          <table:table-cell table:style-name="ce16" table:formula="of:=[.I4]/[.J4]" office:value-type="currency" office:currency="EUR" office:value="0.0439" calcext:value-type="currency">
            <text:p>€ 0.0439</text:p>
          </table:table-cell>
          <table:table-cell table:style-name="ce24" office:value-type="currency" office:currency="EUR" office:value="0.439" calcext:value-type="currency">
            <text:p>€ 0.4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8" table:formula="of:=[.D4]*[.H4]" office:value-type="string" office:string-value="" calcext:value-type="error">
            <text:p>#VALUE!</text:p>
          </table:table-cell>
          <table:table-cell table:style-name="ce2" office:value-type="float" office:value="10" calcext:value-type="float">
            <text:p>10</text:p>
          </table:table-cell>
          <table:table-cell table:style-name="ce11" table:formula="of:=3*[.D4]" office:value-type="string" office:string-value="" calcext:value-type="error">
            <text:p>#VALUE!</text:p>
          </table:table-cell>
          <table:table-cell table:style-name="ce11" table:formula="of:=[.N4]-[.M4]" office:value-type="string" office:string-value="" calcext:value-type="error">
            <text:p>#VALUE!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http://nl.farnell.com/stmicroelectronics/std30nf06lt4/mosfet-n-ch-60v-35a-dpak/dp/1752032</text:p>
          </table:table-cell>
          <table:table-cell table:style-name="ce9" office:value-type="string" calcext:value-type="string">
            <text:p>STD30NF06LT4 MOSFE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O-252</text:p>
          </table:table-cell>
          <table:table-cell table:style-name="ce2" office:value-type="string" calcext:value-type="string">
            <text:p>Farnell</text:p>
          </table:table-cell>
          <table:table-cell table:style-name="ce8" office:value-type="float" office:value="1752032" calcext:value-type="float">
            <text:p>1752032</text:p>
          </table:table-cell>
          <table:table-cell table:style-name="ce16" table:formula="of:=[.I5]/[.J5]" office:value-type="currency" office:currency="EUR" office:value="0.694" calcext:value-type="currency">
            <text:p>€ 0.6940</text:p>
          </table:table-cell>
          <table:table-cell table:style-name="ce24" office:value-type="currency" office:currency="EUR" office:value="0.694" calcext:value-type="currency">
            <text:p>€ 0.6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8" table:formula="of:=[.D5]*[.H5]" office:value-type="currency" office:currency="EUR" office:value="1.388" calcext:value-type="currency">
            <text:p>€ 1.3880</text:p>
          </table:table-cell>
          <table:table-cell table:style-name="ce2" office:value-type="float" office:value="10" calcext:value-type="float">
            <text:p>10</text:p>
          </table:table-cell>
          <table:table-cell table:style-name="ce11" table:formula="of:=3*[.D5]" office:value-type="float" office:value="6" calcext:value-type="float">
            <text:p>6</text:p>
          </table:table-cell>
          <table:table-cell table:style-name="ce11" table:formula="of:=[.N5]-[.M5]" office:value-type="float" office:value="-4" calcext:value-type="float">
            <text:p>-4</text:p>
          </table:table-cell>
          <table:table-cell table:style-name="ce2" table:number-columns-repeated="1009"/>
        </table:table-row>
        <table:table-row table:style-name="ro1">
          <table:table-cell table:style-name="ce3"/>
          <table:table-cell table:style-name="ce3" office:value-type="string" calcext:value-type="string">
            <text:p>http://nl.farnell.com/arduino-org/a000093/board-arduino-micro-headerless/dp/2285196?ost=2285196</text:p>
          </table:table-cell>
          <table:table-cell table:style-name="ce3" office:value-type="string" calcext:value-type="string">
            <text:p>Arduino Micro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arnell</text:p>
          </table:table-cell>
          <table:table-cell table:style-name="ce13" office:value-type="float" office:value="2285196" calcext:value-type="float">
            <text:p>2285196</text:p>
          </table:table-cell>
          <table:table-cell table:style-name="ce17" table:formula="of:=[.I6]/[.J6]" office:value-type="currency" office:currency="EUR" office:value="23.66" calcext:value-type="currency">
            <text:p>€ 23.6600</text:p>
          </table:table-cell>
          <table:table-cell table:style-name="ce25" office:value-type="currency" office:currency="EUR" office:value="23.66" calcext:value-type="currency">
            <text:p>€ 23.6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9" table:formula="of:=[.D6]*[.H6]" office:value-type="currency" office:currency="EUR" office:value="23.66" calcext:value-type="currency">
            <text:p>€ 23.6600</text:p>
          </table:table-cell>
          <table:table-cell table:style-name="ce3" office:value-type="float" office:value="1" calcext:value-type="float">
            <text:p>1</text:p>
          </table:table-cell>
          <table:table-cell table:style-name="ce34" table:formula="of:=3*[.D6]" office:value-type="float" office:value="3" calcext:value-type="float">
            <text:p>3</text:p>
          </table:table-cell>
          <table:table-cell table:style-name="ce34" table:formula="of:=[.N6]-[.M6]" office:value-type="float" office:value="2" calcext:value-type="float">
            <text:p>2</text:p>
          </table:table-cell>
          <table:table-cell table:style-name="ce3" table:number-columns-repeated="1009"/>
        </table:table-row>
        <table:table-row table:style-name="ro1">
          <table:table-cell table:style-name="ce3"/>
          <table:table-cell table:style-name="ce3" office:value-type="string" calcext:value-type="string">
            <text:p>http://nl.farnell.com/bourns/3310h-001-104l/potentiometer-100k/dp/9353933</text:p>
          </table:table-cell>
          <table:table-cell table:style-name="ce3" office:value-type="string" calcext:value-type="string">
            <text:p>stereo 100k pot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arnell</text:p>
          </table:table-cell>
          <table:table-cell table:style-name="ce8" office:value-type="float" office:value="9353933" calcext:value-type="float">
            <text:p>9353933</text:p>
          </table:table-cell>
          <table:table-cell table:style-name="ce17" table:formula="of:=[.I7]/[.J7]" office:value-type="currency" office:currency="EUR" office:value="7.4" calcext:value-type="currency">
            <text:p>€ 7.4000</text:p>
          </table:table-cell>
          <table:table-cell table:style-name="ce18" office:value-type="currency" office:currency="EUR" office:value="7.4" calcext:value-type="currency">
            <text:p>€ 7.40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9" table:formula="of:=[.D7]*[.H7]" office:value-type="currency" office:currency="EUR" office:value="14.8" calcext:value-type="currency">
            <text:p>€ 14.8000</text:p>
          </table:table-cell>
          <table:table-cell table:style-name="ce3" office:value-type="float" office:value="0" calcext:value-type="float">
            <text:p>0</text:p>
          </table:table-cell>
          <table:table-cell table:style-name="ce34" table:formula="of:=3*[.D7]" office:value-type="float" office:value="6" calcext:value-type="float">
            <text:p>6</text:p>
          </table:table-cell>
          <table:table-cell table:style-name="ce34" table:formula="of:=[.N7]-[.M7]" office:value-type="float" office:value="6" calcext:value-type="float">
            <text:p>6</text:p>
          </table:table-cell>
          <table:table-cell table:style-name="ce3" table:number-columns-repeated="1009"/>
        </table:table-row>
        <table:table-row table:style-name="ro1">
          <table:table-cell table:style-name="ce3"/>
          <table:table-cell table:style-name="ce3" office:value-type="string" calcext:value-type="string">
            <text:p>http://nl.farnell.com/on-semiconductor/ncp4620hsq25t1g/ldo-volt-reg-0-15a-2-5v-sc70-5/dp/2464263</text:p>
          </table:table-cell>
          <table:table-cell table:style-name="ce3" office:value-type="string" calcext:value-type="string">
            <text:p>2.5V voltage refer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C-70</text:p>
          </table:table-cell>
          <table:table-cell table:style-name="ce3" office:value-type="string" calcext:value-type="string">
            <text:p>Farnell</text:p>
          </table:table-cell>
          <table:table-cell table:style-name="ce8" office:value-type="float" office:value="2464263" calcext:value-type="float">
            <text:p>2464263</text:p>
          </table:table-cell>
          <table:table-cell table:style-name="ce17" table:formula="of:=[.I8]/[.J8]" office:value-type="currency" office:currency="EUR" office:value="0.312" calcext:value-type="currency">
            <text:p>€ 0.3120</text:p>
          </table:table-cell>
          <table:table-cell table:style-name="ce25" office:value-type="currency" office:currency="EUR" office:value="0.312" calcext:value-type="currency">
            <text:p>€ 0.3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9" table:formula="of:=[.D8]*[.H8]" office:value-type="currency" office:currency="EUR" office:value="0.312" calcext:value-type="currency">
            <text:p>€ 0.3120</text:p>
          </table:table-cell>
          <table:table-cell table:style-name="ce3" office:value-type="float" office:value="0" calcext:value-type="float">
            <text:p>0</text:p>
          </table:table-cell>
          <table:table-cell table:style-name="ce34" table:formula="of:=3*[.D8]" office:value-type="float" office:value="3" calcext:value-type="float">
            <text:p>3</text:p>
          </table:table-cell>
          <table:table-cell table:style-name="ce34" table:formula="of:=[.N8]-[.M8]" office:value-type="float" office:value="3" calcext:value-type="float">
            <text:p>3</text:p>
          </table:table-cell>
          <table:table-cell table:style-name="ce3" table:number-columns-repeated="1009"/>
        </table:table-row>
        <table:table-row table:style-name="ro1">
          <table:table-cell/>
          <table:table-cell office:value-type="string" calcext:value-type="string">
            <text:p>http://nl.farnell.com/bourns/ptv09a-4020f-b104/pot-rotary-100kohm-9mm-20/dp/2469525</text:p>
          </table:table-cell>
          <table:table-cell table:style-name="ce3" office:value-type="string" calcext:value-type="string">
            <text:p>mono 100k pot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://nl.farnell.com/alps/rk09k1130c94/pot-rotary-100k-17mm-20/dp/1191742</text:p>
          </table:table-cell>
          <table:table-cell table:style-name="ce3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"/>
          <table:table-cell table:style-name="ce3" office:value-type="string" calcext:value-type="string">
            <text:p>http://nl.farnell.com/bourns/3386f-1-104tlf/trimmer-100k/dp/9354581</text:p>
          </table:table-cell>
          <table:table-cell table:style-name="ce3" office:value-type="string" calcext:value-type="string">
            <text:p>mono 100k trimpot</text:p>
          </table:table-cell>
          <table:table-cell table:style-name="ce3" table:number-columns-repeated="2"/>
          <table:table-cell table:style-name="ce3" office:value-type="string" calcext:value-type="string">
            <text:p>Farnell</text:p>
          </table:table-cell>
          <table:table-cell table:style-name="ce8" office:value-type="float" office:value="9354581" calcext:value-type="float">
            <text:p>9354581</text:p>
          </table:table-cell>
          <table:table-cell table:style-name="ce18"/>
          <table:table-cell table:style-name="ce25"/>
          <table:table-cell table:style-name="ce3" table:number-columns-repeated="2"/>
          <table:table-cell table:style-name="ce30"/>
          <table:table-cell table:style-name="ce3"/>
          <table:table-cell table:style-name="ce34" table:formula="of:=3*[.D13]" office:value-type="float" office:value="0" calcext:value-type="float">
            <text:p>0</text:p>
          </table:table-cell>
          <table:table-cell table:style-name="ce34" table:formula="of:=[.N13]-[.M13]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http://www.reichelt.nl/Trimmers-Pots-Miniature/23A-100K/3/index.html?ACTION=3&amp;LA=2&amp;ARTICLE=146077&amp;GROUPID=3131&amp;artnr=23A-100K&amp;SEARCH=%252A</text:p>
          </table:table-cell>
          <table:table-cell table:style-name="ce2" office:value-type="string" calcext:value-type="string">
            <text:p>- Reichelt</text:p>
          </table:table-cell>
          <table:table-cell table:style-name="ce2" table:number-columns-repeated="4"/>
          <table:table-cell table:style-name="ce19"/>
          <table:table-cell table:style-name="ce24"/>
          <table:table-cell table:style-name="ce2" table:number-columns-repeated="2"/>
          <table:table-cell table:style-name="ce31"/>
          <table:table-cell table:style-name="ce2"/>
          <table:table-cell table:style-name="ce11" table:formula="of:=3*[.D14]" office:value-type="float" office:value="0" calcext:value-type="float">
            <text:p>0</text:p>
          </table:table-cell>
          <table:table-cell table:style-name="ce11" table:formula="of:=[.N14]-[.M14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table:number-columns-repeated="7"/>
          <table:table-cell table:style-name="ce19"/>
          <table:table-cell table:style-name="ce24"/>
          <table:table-cell table:style-name="ce2" table:number-columns-repeated="2"/>
          <table:table-cell table:style-name="ce31"/>
          <table:table-cell table:style-name="ce2"/>
          <table:table-cell table:style-name="ce11" table:formula="of:=3*[.D15]" office:value-type="float" office:value="0" calcext:value-type="float">
            <text:p>0</text:p>
          </table:table-cell>
          <table:table-cell table:style-name="ce11" table:formula="of:=[.N15]-[.M15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office:value-type="string" calcext:value-type="string">
            <text:p>http://nl.farnell.com/texas-instruments/ua78m05cdcy/v-reg-0-5a-5v-5-4sot223/dp/2296030</text:p>
          </table:table-cell>
          <table:table-cell table:style-name="ce2" office:value-type="string" calcext:value-type="string">
            <text:p>5V regulator</text:p>
          </table:table-cell>
          <table:table-cell table:style-name="ce2" table:number-columns-repeated="2"/>
          <table:table-cell table:style-name="ce2" office:value-type="string" calcext:value-type="string">
            <text:p>Farnell</text:p>
          </table:table-cell>
          <table:table-cell table:style-name="ce8" office:value-type="float" office:value="2296030" calcext:value-type="float">
            <text:p>2296030</text:p>
          </table:table-cell>
          <table:table-cell table:style-name="ce19"/>
          <table:table-cell table:style-name="ce24"/>
          <table:table-cell table:style-name="ce2" table:number-columns-repeated="2"/>
          <table:table-cell table:style-name="ce31"/>
          <table:table-cell table:style-name="ce2"/>
          <table:table-cell table:style-name="ce11" table:number-columns-repeated="2"/>
          <table:table-cell table:style-name="ce2" table:number-columns-repeated="1009"/>
        </table:table-row>
        <table:table-row table:style-name="ro1" table:number-rows-repeated="5">
          <table:table-cell table:style-name="ce2" table:number-columns-repeated="7"/>
          <table:table-cell table:style-name="ce19"/>
          <table:table-cell table:style-name="ce24"/>
          <table:table-cell table:style-name="ce2" table:number-columns-repeated="2"/>
          <table:table-cell table:style-name="ce31"/>
          <table:table-cell table:style-name="ce2"/>
          <table:table-cell table:style-name="ce11" table:number-columns-repeated="2"/>
          <table:table-cell table:style-name="ce2" table:number-columns-repeated="1009"/>
        </table:table-row>
        <table:table-row table:style-name="ro1">
          <table:table-cell table:style-name="ce2" office:value-type="string" calcext:value-type="string">
            <text:p>Acessories</text:p>
          </table:table-cell>
          <table:table-cell table:style-name="ce2" table:number-columns-repeated="6"/>
          <table:table-cell table:style-name="ce19"/>
          <table:table-cell table:style-name="ce24"/>
          <table:table-cell table:style-name="ce2" table:number-columns-repeated="2"/>
          <table:table-cell table:style-name="ce31"/>
          <table:table-cell table:style-name="ce2"/>
          <table:table-cell table:style-name="ce11" table:number-columns-repeated="2"/>
          <table:table-cell table:style-name="ce2" table:number-columns-repeated="1009"/>
        </table:table-row>
        <table:table-row table:style-name="ro1">
          <table:table-cell table:style-name="ce3"/>
          <table:table-cell table:style-name="ce3" office:value-type="string" calcext:value-type="string">
            <text:p>http://www.reichelt.nl/A-V-Cables-Jacks-/GC-M0064/3/index.html?ACTION=3&amp;LA=5&amp;ARTICLE=171834&amp;GROUPID=5463&amp;artnr=GC+M0064</text:p>
          </table:table-cell>
          <table:table-cell table:style-name="ce3" office:value-type="string" calcext:value-type="string">
            <text:p>stereo minijack to 2x RCA cable</text:p>
          </table:table-cell>
          <table:table-cell table:style-name="ce3" table:number-columns-repeated="2"/>
          <table:table-cell table:style-name="ce3" office:value-type="string" calcext:value-type="string">
            <text:p>Reichelt</text:p>
          </table:table-cell>
          <table:table-cell table:style-name="ce3"/>
          <table:table-cell table:style-name="ce18"/>
          <table:table-cell table:style-name="ce25"/>
          <table:table-cell table:style-name="ce3" table:number-columns-repeated="2"/>
          <table:table-cell table:style-name="ce30"/>
          <table:table-cell table:style-name="ce3"/>
          <table:table-cell table:style-name="ce34" table:formula="of:=3*[.D23]" office:value-type="float" office:value="0" calcext:value-type="float">
            <text:p>0</text:p>
          </table:table-cell>
          <table:table-cell table:style-name="ce34" table:formula="of:=[.N23]-[.M23]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>
          <table:table-cell table:style-name="ce3"/>
          <table:table-cell table:style-name="ce3" office:value-type="string" calcext:value-type="string">
            <text:p>http://www.reichelt.nl/A-V-Cables-Jacks-/GC-M0058/3/index.html?ACTION=3&amp;LA=5&amp;ARTICLE=171828&amp;GROUPID=5463&amp;artnr=GC+M0058</text:p>
          </table:table-cell>
          <table:table-cell table:style-name="ce3" table:number-columns-repeated="5"/>
          <table:table-cell table:style-name="ce18"/>
          <table:table-cell table:style-name="ce25"/>
          <table:table-cell table:style-name="ce3" table:number-columns-repeated="2"/>
          <table:table-cell table:style-name="ce30"/>
          <table:table-cell table:style-name="ce3"/>
          <table:table-cell table:style-name="ce34" table:number-columns-repeated="2"/>
          <table:table-cell table:style-name="ce3" table:number-columns-repeated="1009"/>
        </table:table-row>
        <table:table-row table:style-name="ro1">
          <table:table-cell table:style-name="ce3"/>
          <table:table-cell table:style-name="ce3" office:value-type="string" calcext:value-type="string">
            <text:p>http://www.reichelt.nl/A-V-Cables-Jacks-/AVK-213/3/index.html?ACTION=3&amp;LA=5&amp;ARTICLE=30549&amp;GROUPID=5463&amp;artnr=AVK+213</text:p>
          </table:table-cell>
          <table:table-cell table:style-name="ce3" table:number-columns-repeated="5"/>
          <table:table-cell table:style-name="ce18"/>
          <table:table-cell table:style-name="ce25"/>
          <table:table-cell table:style-name="ce3" table:number-columns-repeated="2"/>
          <table:table-cell table:style-name="ce30"/>
          <table:table-cell table:style-name="ce3"/>
          <table:table-cell table:style-name="ce34" table:number-columns-repeated="2"/>
          <table:table-cell table:style-name="ce3" table:number-columns-repeated="1009"/>
        </table:table-row>
        <table:table-row table:style-name="ro1">
          <table:table-cell table:style-name="ce4"/>
          <table:table-cell table:style-name="ce4" office:value-type="string" calcext:value-type="string">
            <text:p>http://www.reichelt.nl/A-V-Adapters-RCA-Jacks-DIN-/NTA-175/3/index.html?ACTION=3&amp;LA=5&amp;ARTICLE=30463&amp;GROUPID=4521&amp;artnr=NTA+175</text:p>
          </table:table-cell>
          <table:table-cell table:style-name="ce2" office:value-type="string" calcext:value-type="string">
            <text:p>RCA→JACK adapter</text:p>
          </table:table-cell>
          <table:table-cell table:style-name="ce4" table:number-columns-repeated="4"/>
          <table:table-cell table:style-name="ce20"/>
          <table:table-cell table:style-name="ce26"/>
          <table:table-cell table:style-name="ce4" table:number-columns-repeated="2"/>
          <table:table-cell table:style-name="ce32"/>
          <table:table-cell table:style-name="ce4"/>
          <table:table-cell table:number-columns-repeated="2"/>
          <table:table-cell table:style-name="ce12" table:number-columns-repeated="1009"/>
        </table:table-row>
        <table:table-row table:style-name="ro1" table:number-rows-repeated="7">
          <table:table-cell table:style-name="ce4" table:number-columns-repeated="7"/>
          <table:table-cell table:style-name="ce20"/>
          <table:table-cell table:style-name="ce26"/>
          <table:table-cell table:style-name="ce4" table:number-columns-repeated="2"/>
          <table:table-cell table:style-name="ce32"/>
          <table:table-cell table:style-name="ce4"/>
          <table:table-cell table:number-columns-repeated="2"/>
          <table:table-cell table:style-name="ce12" table:number-columns-repeated="1009"/>
        </table:table-row>
        <table:table-row table:style-name="ro1">
          <table:table-cell table:style-name="ce4" table:number-columns-repeated="7"/>
          <table:table-cell table:style-name="ce20"/>
          <table:table-cell table:style-name="ce26"/>
          <table:table-cell table:style-name="ce4" table:number-columns-repeated="2"/>
          <table:table-cell table:style-name="ce32"/>
          <table:table-cell table:style-name="ce4"/>
          <table:table-cell table:formula="of:=3*[.D34]" office:value-type="float" office:value="0" calcext:value-type="float">
            <text:p>0</text:p>
          </table:table-cell>
          <table:table-cell table:formula="of:=[.N34]-[.M34]" office:value-type="float" office:value="0" calcext:value-type="float">
            <text:p>0</text:p>
          </table:table-cell>
          <table:table-cell table:style-name="ce12" table:number-columns-repeated="1009"/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27" calcext:value-type="float">
            <text:p>2447227</text:p>
          </table:table-cell>
          <table:table-cell table:formula="of:=[.I35]/[.J35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35]*[.H35]" office:value-type="currency" office:currency="EUR" office:value="0.0035" calcext:value-type="currency">
            <text:p>€ 0.0035</text:p>
          </table:table-cell>
          <table:table-cell/>
          <table:table-cell table:formula="of:=3*[.D35]" office:value-type="float" office:value="3" calcext:value-type="float">
            <text:p>3</text:p>
          </table:table-cell>
          <table:table-cell table:formula="of:=[.N35]-[.M35]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12</text:p>
          </table:table-cell>
          <table:table-cell/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30</text:p>
          </table:table-cell>
          <table:table-cell table:formula="of:=[.I36]/[.J36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36]*[.H36]" office:value-type="currency" office:currency="EUR" office:value="0.0035" calcext:value-type="currency">
            <text:p>€ 0.0035</text:p>
          </table:table-cell>
          <table:table-cell/>
          <table:table-cell table:formula="of:=3*[.D36]" office:value-type="float" office:value="3" calcext:value-type="float">
            <text:p>3</text:p>
          </table:table-cell>
          <table:table-cell table:formula="of:=[.N36]-[.M36]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1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39</text:p>
          </table:table-cell>
          <table:table-cell table:formula="of:=[.I37]/[.J37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37]*[.H37]" office:value-type="currency" office:currency="EUR" office:value="0.0035" calcext:value-type="currency">
            <text:p>€ 0.0035</text:p>
          </table:table-cell>
          <table:table-cell/>
          <table:table-cell table:formula="of:=3*[.D37]" office:value-type="float" office:value="3" calcext:value-type="float">
            <text:p>3</text:p>
          </table:table-cell>
          <table:table-cell table:formula="of:=[.N37]-[.M37]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4, R5, R6, R7, R8, R9, R10, R11, R13, R14, R15, R16</text:p>
          </table:table-cell>
          <table:table-cell/>
          <table:table-cell office:value-type="string" calcext:value-type="string">
            <text:p>28.7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318</text:p>
          </table:table-cell>
          <table:table-cell table:formula="of:=[.I38]/[.J38]" office:value-type="currency" office:currency="EUR" office:value="0.0036" calcext:value-type="currency">
            <text:p>€ 0.0036</text:p>
          </table:table-cell>
          <table:table-cell office:value-type="currency" office:currency="EUR" office:value="0.036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38]*[.H38]" office:value-type="currency" office:currency="EUR" office:value="0.0432" calcext:value-type="currency">
            <text:p>€ 0.0432</text:p>
          </table:table-cell>
          <table:table-cell/>
          <table:table-cell table:formula="of:=3*[.D38]" office:value-type="float" office:value="36" calcext:value-type="float">
            <text:p>36</text:p>
          </table:table-cell>
          <table:table-cell table:formula="of:=[.N38]-[.M38]"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6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420</text:p>
          </table:table-cell>
          <table:table-cell table:formula="of:=[.I39]/[.J39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39]*[.H39]" office:value-type="currency" office:currency="EUR" office:value="0.0035" calcext:value-type="currency">
            <text:p>€ 0.0035</text:p>
          </table:table-cell>
          <table:table-cell/>
          <table:table-cell table:formula="of:=3*[.D39]" office:value-type="float" office:value="3" calcext:value-type="float">
            <text:p>3</text:p>
          </table:table-cell>
          <table:table-cell table:formula="of:=[.N39]-[.M39]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23, R24, R25, R32, R33, R34</text:p>
          </table:table-cell>
          <table:table-cell/>
          <table:table-cell office:value-type="string" calcext:value-type="string">
            <text:p>1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26</text:p>
          </table:table-cell>
          <table:table-cell table:formula="of:=[.I40]/[.J40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40]*[.H40]" office:value-type="currency" office:currency="EUR" office:value="0.021" calcext:value-type="currency">
            <text:p>€ 0.0210</text:p>
          </table:table-cell>
          <table:table-cell/>
          <table:table-cell table:formula="of:=3*[.D40]" office:value-type="float" office:value="18" calcext:value-type="float">
            <text:p>18</text:p>
          </table:table-cell>
          <table:table-cell table:formula="of:=[.N40]-[.M40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19, R17, R21, R30, R28, R26</text:p>
          </table:table-cell>
          <table:table-cell/>
          <table:table-cell office:value-type="string" calcext:value-type="string">
            <text:p>15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54</text:p>
          </table:table-cell>
          <table:table-cell table:formula="of:=[.I41]/[.J41]" office:value-type="currency" office:currency="EUR" office:value="0.0037" calcext:value-type="currency">
            <text:p>€ 0.0037</text:p>
          </table:table-cell>
          <table:table-cell office:value-type="currency" office:currency="EUR" office:value="0.037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41]*[.H41]" office:value-type="currency" office:currency="EUR" office:value="0.0222" calcext:value-type="currency">
            <text:p>€ 0.0222</text:p>
          </table:table-cell>
          <table:table-cell/>
          <table:table-cell table:formula="of:=3*[.D41]" office:value-type="float" office:value="18" calcext:value-type="float">
            <text:p>18</text:p>
          </table:table-cell>
          <table:table-cell table:formula="of:=[.N41]-[.M41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20, R18, R22, R31, R29, R27</text:p>
          </table:table-cell>
          <table:table-cell/>
          <table:table-cell office:value-type="string" calcext:value-type="string">
            <text:p>2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91</text:p>
          </table:table-cell>
          <table:table-cell table:formula="of:=[.I42]/[.J42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42]*[.H42]" office:value-type="currency" office:currency="EUR" office:value="0.021" calcext:value-type="currency">
            <text:p>€ 0.0210</text:p>
          </table:table-cell>
          <table:table-cell/>
          <table:table-cell table:formula="of:=3*[.D42]" office:value-type="float" office:value="18" calcext:value-type="float">
            <text:p>18</text:p>
          </table:table-cell>
          <table:table-cell table:formula="of:=[.N42]-[.M42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B1, FB2</text:p>
          </table:table-cell>
          <table:table-cell/>
          <table:table-cell office:value-type="string" calcext:value-type="string">
            <text:p>Ferrite b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1781090" calcext:value-type="float">
            <text:p>1781090</text:p>
          </table:table-cell>
          <table:table-cell table:formula="of:=[.I43]/[.J43]" office:value-type="currency" office:currency="EUR" office:value="0.0608" calcext:value-type="currency">
            <text:p>€ 0.0608</text:p>
          </table:table-cell>
          <table:table-cell office:value-type="currency" office:currency="EUR" office:value="0.0608" calcext:value-type="currency">
            <text:p>€ 0.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43]*[.H43]" office:value-type="currency" office:currency="EUR" office:value="0.1216" calcext:value-type="currency">
            <text:p>€ 0.1216</text:p>
          </table:table-cell>
          <table:table-cell/>
          <table:table-cell table:formula="of:=3*[.D43]" office:value-type="float" office:value="6" calcext:value-type="float">
            <text:p>6</text:p>
          </table:table-cell>
          <table:table-cell table:formula="of:=[.N43]-[.M43]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5, C20</text:p>
          </table:table-cell>
          <table:table-cell/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1740612" calcext:value-type="float">
            <text:p>1740612</text:p>
          </table:table-cell>
          <table:table-cell table:formula="of:=[.I45]/[.J45]" office:value-type="currency" office:currency="EUR" office:value="0.0531" calcext:value-type="currency">
            <text:p>€ 0.0531</text:p>
          </table:table-cell>
          <table:table-cell office:value-type="currency" office:currency="EUR" office:value="0.531" calcext:value-type="currency">
            <text:p>€ 0.5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45]*[.H45]" office:value-type="currency" office:currency="EUR" office:value="0.1062" calcext:value-type="currency">
            <text:p>€ 0.1062</text:p>
          </table:table-cell>
          <table:table-cell/>
          <table:table-cell table:formula="of:=3*[.D45]" office:value-type="float" office:value="6" calcext:value-type="float">
            <text:p>6</text:p>
          </table:table-cell>
          <table:table-cell table:formula="of:=[.N45]-[.M45]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6, C7, C12, C13, C18, C19</text:p>
          </table:table-cell>
          <table:table-cell/>
          <table:table-cell office:value-type="string" calcext:value-type="string">
            <text:p>1uF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C1206</text:p>
          </table:table-cell>
          <table:table-cell office:value-type="string" calcext:value-type="string">
            <text:p>Farnell</text:p>
          </table:table-cell>
          <table:table-cell office:value-type="float" office:value="1759436" calcext:value-type="float">
            <text:p>1759436</text:p>
          </table:table-cell>
          <table:table-cell table:formula="of:=[.I46]/[.J46]" office:value-type="currency" office:currency="EUR" office:value="0.0587" calcext:value-type="currency">
            <text:p>€ 0.0587</text:p>
          </table:table-cell>
          <table:table-cell office:value-type="currency" office:currency="EUR" office:value="0.587" calcext:value-type="currency">
            <text:p>€ 0.5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46]*[.H46]" office:value-type="currency" office:currency="EUR" office:value="0.3522" calcext:value-type="currency">
            <text:p>€ 0.3522</text:p>
          </table:table-cell>
          <table:table-cell/>
          <table:table-cell table:formula="of:=3*[.D46]" office:value-type="float" office:value="18" calcext:value-type="float">
            <text:p>18</text:p>
          </table:table-cell>
          <table:table-cell table:formula="of:=[.N46]-[.M46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1, C2, C8, C9, C14, C15</text:p>
          </table:table-cell>
          <table:table-cell/>
          <table:table-cell office:value-type="string" calcext:value-type="string">
            <text:p>220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430948" calcext:value-type="float">
            <text:p>430948</text:p>
          </table:table-cell>
          <table:table-cell table:formula="of:=[.I47]/[.J47]" office:value-type="currency" office:currency="EUR" office:value="0.0369" calcext:value-type="currency">
            <text:p>€ 0.0369</text:p>
          </table:table-cell>
          <table:table-cell office:value-type="currency" office:currency="EUR" office:value="0.0369" calcext:value-type="currency">
            <text:p>€ 0.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47]*[.H47]" office:value-type="currency" office:currency="EUR" office:value="0.2214" calcext:value-type="currency">
            <text:p>€ 0.2214</text:p>
          </table:table-cell>
          <table:table-cell/>
          <table:table-cell table:formula="of:=3*[.D47]" office:value-type="float" office:value="18" calcext:value-type="float">
            <text:p>18</text:p>
          </table:table-cell>
          <table:table-cell table:formula="of:=[.N47]-[.M47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3, C4, C10, C11, C16, C17</text:p>
          </table:table-cell>
          <table:table-cell/>
          <table:table-cell office:value-type="string" calcext:value-type="string">
            <text:p>440pF / in fact 470 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2496906" calcext:value-type="float">
            <text:p>2496906</text:p>
          </table:table-cell>
          <table:table-cell table:formula="of:=[.I48]/[.J48]" office:value-type="currency" office:currency="EUR" office:value="0.0241" calcext:value-type="currency">
            <text:p>€ 0.0241</text:p>
          </table:table-cell>
          <table:table-cell office:value-type="currency" office:currency="EUR" office:value="0.0241" calcext:value-type="currency">
            <text:p>€ 0.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48]*[.H48]" office:value-type="currency" office:currency="EUR" office:value="0.1446" calcext:value-type="currency">
            <text:p>€ 0.1446</text:p>
          </table:table-cell>
          <table:table-cell/>
          <table:table-cell table:formula="of:=3*[.D48]" office:value-type="float" office:value="18" calcext:value-type="float">
            <text:p>18</text:p>
          </table:table-cell>
          <table:table-cell table:formula="of:=[.N48]-[.M48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21, C22</text:p>
          </table:table-cell>
          <table:table-cell/>
          <table:table-cell table:style-name="ce10" office:value-type="string" calcext:value-type="string">
            <text:p>value??</text:p>
          </table:table-cell>
          <table:table-cell/>
          <table:table-cell office:value-type="string" calcext:value-type="string">
            <text:p>C1210</text:p>
          </table:table-cell>
          <table:table-cell office:value-type="string" calcext:value-type="string">
            <text:p>Farnell</text:p>
          </table:table-cell>
          <table:table-cell/>
          <table:table-cell table:formula="of:=[.I49]/[.J49]" office:value-type="currency" office:currency="EUR" office:value="0" calcext:value-type="currency">
            <text:p>€ 0.000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[.D49]*[.H49]" office:value-type="currency" office:currency="EUR" office:value="0" calcext:value-type="currency">
            <text:p>€ 0.0000</text:p>
          </table:table-cell>
          <table:table-cell/>
          <table:table-cell table:formula="of:=3*[.D49]" office:value-type="float" office:value="0" calcext:value-type="float">
            <text:p>0</text:p>
          </table:table-cell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23, C24</text:p>
          </table:table-cell>
          <table:table-cell/>
          <table:table-cell table:style-name="ce10" office:value-type="string" calcext:value-type="string">
            <text:p>value??</text:p>
          </table:table-cell>
          <table:table-cell/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/>
          <table:table-cell table:formula="of:=[.I50]/[.J50]" office:value-type="currency" office:currency="EUR" office:value="0" calcext:value-type="currency">
            <text:p>€ 0.000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[.D50]*[.H50]" office:value-type="currency" office:currency="EUR" office:value="0" calcext:value-type="currency">
            <text:p>€ 0.0000</text:p>
          </table:table-cell>
          <table:table-cell/>
          <table:table-cell table:formula="of:=3*[.D50]" office:value-type="float" office:value="0" calcext:value-type="float">
            <text:p>0</text:p>
          </table:table-cell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1, U2</text:p>
          </table:table-cell>
          <table:table-cell/>
          <table:table-cell office:value-type="string" calcext:value-type="string">
            <text:p>MCP6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Farnell</text:p>
          </table:table-cell>
          <table:table-cell office:value-type="float" office:value="1605572" calcext:value-type="float">
            <text:p>1605572</text:p>
          </table:table-cell>
          <table:table-cell table:formula="of:=[.I52]/[.J52]" office:value-type="currency" office:currency="EUR" office:value="0.34" calcext:value-type="currency">
            <text:p>€ 0.3400</text:p>
          </table:table-cell>
          <table:table-cell office:value-type="currency" office:currency="EUR" office:value="3.4" calcext:value-type="currency">
            <text:p>€ 3.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52]*[.H52]" office:value-type="currency" office:currency="EUR" office:value="0.68" calcext:value-type="currency">
            <text:p>€ 0.6800</text:p>
          </table:table-cell>
          <table:table-cell office:value-type="float" office:value="10" calcext:value-type="float">
            <text:p>10</text:p>
          </table:table-cell>
          <table:table-cell table:formula="of:=3*[.D52]" office:value-type="float" office:value="6" calcext:value-type="float">
            <text:p>6</text:p>
          </table:table-cell>
          <table:table-cell table:formula="of:=[.N52]-[.M52]" office:value-type="float" office:value="-4" calcext:value-type="float">
            <text:p>-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OKI_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</text:p>
          </table:table-cell>
          <table:table-cell office:value-type="string" calcext:value-type="string">
            <text:p>Farnell</text:p>
          </table:table-cell>
          <table:table-cell office:value-type="float" office:value="1668339" calcext:value-type="float">
            <text:p>1668339</text:p>
          </table:table-cell>
          <table:table-cell table:formula="of:=[.I53]/[.J53]" office:value-type="currency" office:currency="EUR" office:value="0.882" calcext:value-type="currency">
            <text:p>€ 0.8820</text:p>
          </table:table-cell>
          <table:table-cell office:value-type="currency" office:currency="EUR" office:value="0.882" calcext:value-type="currency">
            <text:p>€ 0.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53]*[.H53]" office:value-type="currency" office:currency="EUR" office:value="0.882" calcext:value-type="currency">
            <text:p>€ 0.8820</text:p>
          </table:table-cell>
          <table:table-cell office:value-type="float" office:value="1" calcext:value-type="float">
            <text:p>1</text:p>
          </table:table-cell>
          <table:table-cell table:formula="of:=3*[.D53]" office:value-type="float" office:value="3" calcext:value-type="float">
            <text:p>3</text:p>
          </table:table-cell>
          <table:table-cell table:formula="of:=[.N53]-[.M53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BEAGLEBONE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glebone pin headers</text:p>
          </table:table-cell>
          <table:table-cell office:value-type="string" calcext:value-type="string">
            <text:p>Farnell</text:p>
          </table:table-cell>
          <table:table-cell office:value-type="float" office:value="2505042" calcext:value-type="float">
            <text:p>2505042</text:p>
          </table:table-cell>
          <table:table-cell table:formula="of:=[.I54]/[.J54]" office:value-type="currency" office:currency="EUR" office:value="2.24" calcext:value-type="currency">
            <text:p>€ 2.2400</text:p>
          </table:table-cell>
          <table:table-cell office:value-type="currency" office:currency="EUR" office:value="2.24" calcext:value-type="currency">
            <text:p>€ 2.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54]*[.H54]" office:value-type="currency" office:currency="EUR" office:value="4.48" calcext:value-type="currency">
            <text:p>€ 4.4800</text:p>
          </table:table-cell>
          <table:table-cell/>
          <table:table-cell table:formula="of:=3*[.D54]" office:value-type="float" office:value="6" calcext:value-type="float">
            <text:p>6</text:p>
          </table:table-cell>
          <table:table-cell table:formula="of:=[.N54]-[.M54]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1, P4</text:p>
          </table:table-cell>
          <table:table-cell/>
          <table:table-cell office:value-type="string" calcext:value-type="string">
            <text:p>10 pin hea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022259" calcext:value-type="float">
            <text:p>1022259</text:p>
          </table:table-cell>
          <table:table-cell table:formula="of:=[.I56]/[.J56]" office:value-type="currency" office:currency="EUR" office:value="0.326" calcext:value-type="currency">
            <text:p>€ 0.3260</text:p>
          </table:table-cell>
          <table:table-cell office:value-type="currency" office:currency="EUR" office:value="0.326" calcext:value-type="currency">
            <text:p>€ 0.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56]*[.H56]" office:value-type="currency" office:currency="EUR" office:value="0.326" calcext:value-type="currency">
            <text:p>€ 0.3260</text:p>
          </table:table-cell>
          <table:table-cell/>
          <table:table-cell table:formula="of:=3*[.D56]" office:value-type="float" office:value="3" calcext:value-type="float">
            <text:p>3</text:p>
          </table:table-cell>
          <table:table-cell table:formula="of:=[.N56]-[.M56]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1, SW2</text:p>
          </table:table-cell>
          <table:table-cell/>
          <table:table-cell office:value-type="string" calcext:value-type="string">
            <text:p>SW_HALT, SW_MODE_S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079522" calcext:value-type="float">
            <text:p>2079522</text:p>
          </table:table-cell>
          <table:table-cell table:formula="of:=[.I57]/[.J57]" office:value-type="currency" office:currency="EUR" office:value="0.479" calcext:value-type="currency">
            <text:p>€ 0.4790</text:p>
          </table:table-cell>
          <table:table-cell office:value-type="currency" office:currency="EUR" office:value="0.479" calcext:value-type="currency">
            <text:p>€ 0.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57]*[.H57]" office:value-type="currency" office:currency="EUR" office:value="0.958" calcext:value-type="currency">
            <text:p>€ 0.9580</text:p>
          </table:table-cell>
          <table:table-cell office:value-type="float" office:value="1" calcext:value-type="float">
            <text:p>1</text:p>
          </table:table-cell>
          <table:table-cell table:formula="of:=3*[.D57]" office:value-type="float" office:value="6" calcext:value-type="float">
            <text:p>6</text:p>
          </table:table-cell>
          <table:table-cell table:formula="of:=[.N57]-[.M57]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, 3.5MM</text:p>
          </table:table-cell>
          <table:table-cell office:value-type="string" calcext:value-type="string">
            <text:p>(from amplifier kit)</text:p>
          </table:table-cell>
          <table:table-cell table:number-columns-repeated="5"/>
          <table:table-cell table:formula="of:=[.D59]*[.H59]" office:value-type="currency" office:currency="EUR" office:value="0" calcext:value-type="currency">
            <text:p>€ 0.0000</text:p>
          </table:table-cell>
          <table:table-cell/>
          <table:table-cell table:formula="of:=3*[.D59]" office:value-type="float" office:value="3" calcext:value-type="float">
            <text:p>3</text:p>
          </table:table-cell>
          <table:table-cell table:formula="of:=[.N59]-[.M59]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WR_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</text:p>
          </table:table-cell>
          <table:table-cell office:value-type="string" calcext:value-type="string">
            <text:p>Farnell</text:p>
          </table:table-cell>
          <table:table-cell office:value-type="float" office:value="2112482" calcext:value-type="float">
            <text:p>2112482</text:p>
          </table:table-cell>
          <table:table-cell table:formula="of:=[.I60]/[.J60]" office:value-type="currency" office:currency="EUR" office:value="1.01" calcext:value-type="currency">
            <text:p>€ 1.0100</text:p>
          </table:table-cell>
          <table:table-cell office:value-type="currency" office:currency="EUR" office:value="1.01" calcext:value-type="currency">
            <text:p>€ 1.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0]*[.H60]" office:value-type="currency" office:currency="EUR" office:value="1.01" calcext:value-type="currency">
            <text:p>€ 1.0100</text:p>
          </table:table-cell>
          <table:table-cell office:value-type="float" office:value="1" calcext:value-type="float">
            <text:p>1</text:p>
          </table:table-cell>
          <table:table-cell table:formula="of:=3*[.D60]" office:value-type="float" office:value="3" calcext:value-type="float">
            <text:p>3</text:p>
          </table:table-cell>
          <table:table-cell table:formula="of:=[.N60]-[.M60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RECEIVER / 8 pin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C connector</text:p>
          </table:table-cell>
          <table:table-cell office:value-type="string" calcext:value-type="string">
            <text:p>Farnell</text:p>
          </table:table-cell>
          <table:table-cell office:value-type="float" office:value="2215303" calcext:value-type="float">
            <text:p>2215303</text:p>
          </table:table-cell>
          <table:table-cell table:formula="of:=[.I61]/[.J61]" office:value-type="currency" office:currency="EUR" office:value="0.572" calcext:value-type="currency">
            <text:p>€ 0.5720</text:p>
          </table:table-cell>
          <table:table-cell office:value-type="currency" office:currency="EUR" office:value="0.572" calcext:value-type="currency">
            <text:p>€ 0.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*[.H61]" office:value-type="currency" office:currency="EUR" office:value="0.572" calcext:value-type="currency">
            <text:p>€ 0.5720</text:p>
          </table:table-cell>
          <table:table-cell office:value-type="float" office:value="1" calcext:value-type="float">
            <text:p>1</text:p>
          </table:table-cell>
          <table:table-cell table:formula="of:=3*[.D61]" office:value-type="float" office:value="3" calcext:value-type="float">
            <text:p>3</text:p>
          </table:table-cell>
          <table:table-cell table:formula="of:=[.N61]-[.M61]" office:value-type="float" office:value="2" calcext:value-type="float">
            <text:p>2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J1, J2, J3</text:p>
          </table:table-cell>
          <table:table-cell/>
          <table:table-cell office:value-type="string" calcext:value-type="string">
            <text:p>headphone connect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216980" calcext:value-type="float">
            <text:p>1216980</text:p>
          </table:table-cell>
          <table:table-cell table:formula="of:=[.I64]/[.J64]" office:value-type="currency" office:currency="EUR" office:value="1.09" calcext:value-type="currency">
            <text:p>€ 1.0900</text:p>
          </table:table-cell>
          <table:table-cell office:value-type="currency" office:currency="EUR" office:value="10.9" calcext:value-type="currency">
            <text:p>€ 10.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64]*[.H64]" office:value-type="currency" office:currency="EUR" office:value="3.27" calcext:value-type="currency">
            <text:p>€ 3.2700</text:p>
          </table:table-cell>
          <table:table-cell office:value-type="float" office:value="10" calcext:value-type="float">
            <text:p>10</text:p>
          </table:table-cell>
          <table:table-cell table:formula="of:=3*[.D64]" office:value-type="float" office:value="9" calcext:value-type="float">
            <text:p>9</text:p>
          </table:table-cell>
          <table:table-cell table:formula="of:=[.N64]-[.M64]" office:value-type="float" office:value="-1" calcext:value-type="float">
            <text:p>-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 table:number-columns-spanned="7" table:number-rows-spanned="1">
            <text:p>External components</text:p>
          </table:table-cell>
          <table:covered-table-cell table:style-name="ce5"/>
          <table:covered-table-cell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voltage regulator</text:p>
          </table:table-cell>
          <table:table-cell/>
          <table:table-cell office:value-type="string" calcext:value-type="string">
            <text:p>OKI-78SR-5/1.5-W36-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8" office:value-type="float" office:value="2102101" calcext:value-type="float">
            <text:p>2102101</text:p>
          </table:table-cell>
          <table:table-cell office:value-type="currency" office:currency="EUR" office:value="7.35" calcext:value-type="currency">
            <text:p>€ 7.3500</text:p>
          </table:table-cell>
          <table:table-cell table:number-columns-repeated="3"/>
          <table:table-cell table:formula="of:=[.D66]*[.H66]" office:value-type="currency" office:currency="EUR" office:value="7.35" calcext:value-type="currency">
            <text:p>€ 7.3500</text:p>
          </table:table-cell>
          <table:table-cell office:value-type="float" office:value="4" calcext:value-type="float">
            <text:p>4</text:p>
          </table:table-cell>
          <table:table-cell table:formula="of:=3*[.D66]" office:value-type="float" office:value="3" calcext:value-type="float">
            <text:p>3</text:p>
          </table:table-cell>
          <table:table-cell table:formula="of:=[.N66]-[.M66]" office:value-type="float" office:value="-1" calcext:value-type="float">
            <text:p>-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plifier board</text:p>
          </table:table-cell>
          <table:table-cell/>
          <table:table-cell office:value-type="string" calcext:value-type="string">
            <text:p>Stereo 20W amp, MAX97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wi Electronics</text:p>
          </table:table-cell>
          <table:table-cell office:value-type="string" calcext:value-type="string">
            <text:p>ADA-1752</text:p>
          </table:table-cell>
          <table:table-cell table:formula="of:=[.I68]/[.J68]" office:value-type="currency" office:currency="EUR" office:value="19.2" calcext:value-type="currency">
            <text:p>€ 19.2000</text:p>
          </table:table-cell>
          <table:table-cell office:value-type="currency" office:currency="EUR" office:value="192" calcext:value-type="currency">
            <text:p>€ 192.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68]*[.H68]" office:value-type="currency" office:currency="EUR" office:value="57.6" calcext:value-type="currency">
            <text:p>€ 57.6000</text:p>
          </table:table-cell>
          <table:table-cell office:value-type="float" office:value="10" calcext:value-type="float">
            <text:p>10</text:p>
          </table:table-cell>
          <table:table-cell table:formula="of:=3*[.D68]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C barrel c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x electronics</text:p>
          </table:table-cell>
          <table:table-cell table:style-name="ce14" office:value-type="string" calcext:value-type="string">
            <text:p>http://www.bax-shop.nl/gitaareffect-voeding-adapter/mooer-pdc-5a-daisy-chain-dc-power-cable</text:p>
          </table:table-cell>
          <table:table-cell office:value-type="currency" office:currency="EUR" office:value="5.3" calcext:value-type="currency">
            <text:p>€ 5.3000</text:p>
          </table:table-cell>
          <table:table-cell table:number-columns-repeated="3"/>
          <table:table-cell table:formula="of:=[.D70]*[.H70]" office:value-type="currency" office:currency="EUR" office:value="5.3" calcext:value-type="currency">
            <text:p>€ 5.3000</text:p>
          </table:table-cell>
          <table:table-cell office:value-type="float" office:value="3" calcext:value-type="float">
            <text:p>3</text:p>
          </table:table-cell>
          <table:table-cell table:formula="of:=3*[.D70]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dio cable minijack – minijac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x electronics</text:p>
          </table:table-cell>
          <table:table-cell office:value-type="string" calcext:value-type="string">
            <text:p>http://www.bax-shop.nl/index.php?option=com_virtuemart&amp;Itemid=2&amp;flypage=shop.flypage&amp;page=shop.product_details&amp;product_id=220132</text:p>
          </table:table-cell>
          <table:table-cell office:value-type="currency" office:currency="EUR" office:value="1.53" calcext:value-type="currency">
            <text:p>€ 1.5300</text:p>
          </table:table-cell>
          <table:table-cell table:number-columns-repeated="3"/>
          <table:table-cell table:formula="of:=[.D71]*[.H71]" office:value-type="currency" office:currency="EUR" office:value="4.59" calcext:value-type="currency">
            <text:p>€ 4.5900</text:p>
          </table:table-cell>
          <table:table-cell office:value-type="float" office:value="9" calcext:value-type="float">
            <text:p>9</text:p>
          </table:table-cell>
          <table:table-cell table:formula="of:=3*[.D71]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stance screws for amplifier board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345351" calcext:value-type="float">
            <text:p>2345351</text:p>
          </table:table-cell>
          <table:table-cell table:formula="of:=[.I72]/[.J72]" office:value-type="currency" office:currency="EUR" office:value="0.464" calcext:value-type="currency">
            <text:p>€ 0.4640</text:p>
          </table:table-cell>
          <table:table-cell office:value-type="currency" office:currency="EUR" office:value="0.464" calcext:value-type="currency">
            <text:p>€ 0.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1]*[.H72]" office:value-type="currency" office:currency="EUR" office:value="1.392" calcext:value-type="currency">
            <text:p>€ 1.3920</text:p>
          </table:table-cell>
          <table:table-cell office:value-type="float" office:value="1" calcext:value-type="float">
            <text:p>1</text:p>
          </table:table-cell>
          <table:table-cell table:formula="of:=3*[.D72]" office:value-type="float" office:value="24" calcext:value-type="float">
            <text:p>24</text:p>
          </table:table-cell>
          <table:table-cell table:formula="of:=[.N72]-[.M72]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311419" calcext:value-type="float">
            <text:p>2311419</text:p>
          </table:table-cell>
          <table:table-cell table:formula="of:=[.I73]/[.J73]" office:value-type="currency" office:currency="EUR" office:value="0.782" calcext:value-type="currency">
            <text:p>€ 0.7820</text:p>
          </table:table-cell>
          <table:table-cell office:value-type="currency" office:currency="EUR" office:value="0.782" calcext:value-type="currency">
            <text:p>€ 0.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72]*[.H73]" office:value-type="currency" office:currency="EUR" office:value="6.256" calcext:value-type="currency">
            <text:p>€ 6.2560</text:p>
          </table:table-cell>
          <table:table-cell office:value-type="float" office:value="1" calcext:value-type="float">
            <text:p>1</text:p>
          </table:table-cell>
          <table:table-cell table:formula="of:=3*[.D73]" office:value-type="float" office:value="24" calcext:value-type="float">
            <text:p>24</text:p>
          </table:table-cell>
          <table:table-cell table:formula="of:=[.N73]-[.M73]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494522" calcext:value-type="float">
            <text:p>2494522</text:p>
          </table:table-cell>
          <table:table-cell table:formula="of:=[.I74]/[.J74]" office:value-type="currency" office:currency="EUR" office:value="0.081" calcext:value-type="currency">
            <text:p>€ 0.0810</text:p>
          </table:table-cell>
          <table:table-cell office:value-type="currency" office:currency="EUR" office:value="0.081" calcext:value-type="currency">
            <text:p>€ 0.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73]*[.H74]" office:value-type="currency" office:currency="EUR" office:value="0.648" calcext:value-type="currency">
            <text:p>€ 0.6480</text:p>
          </table:table-cell>
          <table:table-cell office:value-type="float" office:value="10" calcext:value-type="float">
            <text:p>10</text:p>
          </table:table-cell>
          <table:table-cell table:formula="of:=3*[.D74]" office:value-type="float" office:value="24" calcext:value-type="float">
            <text:p>24</text:p>
          </table:table-cell>
          <table:table-cell table:formula="of:=[.N74]-[.M74]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DC cable to rece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8" office:value-type="float" office:value="2217620" calcext:value-type="float">
            <text:p>2217620</text:p>
          </table:table-cell>
          <table:table-cell office:value-type="currency" office:currency="EUR" office:value="2.37" calcext:value-type="currency">
            <text:p>€ 2.3700</text:p>
          </table:table-cell>
          <table:table-cell table:number-columns-repeated="3"/>
          <table:table-cell table:formula="of:=[.D75]*[.H75]" office:value-type="currency" office:currency="EUR" office:value="2.37" calcext:value-type="currency">
            <text:p>€ 2.3700</text:p>
          </table:table-cell>
          <table:table-cell office:value-type="float" office:value="1" calcext:value-type="float">
            <text:p>1</text:p>
          </table:table-cell>
          <table:table-cell table:formula="of:=3*[.D75]" office:value-type="float" office:value="3" calcext:value-type="float">
            <text:p>3</text:p>
          </table:table-cell>
          <table:table-cell table:formula="of:=[.N75]-[.M75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7" table:number-rows-spanned="1">
            <text:p>BATTERY</text:p>
          </table:table-cell>
          <table:covered-table-cell table:style-name="ce5"/>
          <table:covered-table-cell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ables HXT to wi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24423__HXT4mm_w_12AWG_Silicon_Wire_10cm_ESC_side_5pcs_Bag_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0 mAh batt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uh_viewitem.asp?idproduct=358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XT to bananaplug adap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314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w battery warning circui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41734__HobbyKing_8482_Lipoly_Low_Voltage_Alarm_2s_3s_EU_Warehouse_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charg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95979</text:p>
          </table:table-cell>
          <table:table-cell table:number-columns-repeated="1017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s" table:style-name="ta1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1">
          <table:table-cell table:style-name="ce36" office:value-type="string" calcext:value-type="string">
            <text:p>Reference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Library</text:p>
          </table:table-cell>
          <table:table-cell table:style-name="ce36" office:value-type="string" calcext:value-type="string">
            <text:p>Library Ref</text:p>
          </table:table-cell>
          <table:table-cell table:style-name="ce36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INS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OUTS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</table:table>
      <table:table table:name="CAPE_BOM" table:style-name="ta1">
        <table:table-column table:style-name="co1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4" table:default-cell-style-name="ce14"/>
        <table:table-column table:style-name="co4" table:number-columns-repeated="2" table:default-cell-style-name="Default"/>
        <table:table-column table:style-name="co9" table:default-cell-style-name="ce33"/>
        <table:table-column table:style-name="co4" table:number-columns-repeated="4" table:default-cell-style-name="Default"/>
        <table:table-row table:style-name="ro1">
          <table:table-cell table:style-name="ce37" table:number-columns-repeated="6"/>
          <table:table-cell table:style-name="ce38"/>
          <table:table-cell table:style-name="ce39"/>
          <table:table-cell table:style-name="ce37" table:number-columns-repeated="2"/>
          <table:table-cell table:style-name="ce40" table:formula="of:=SUM([.K3:.K38])" office:value-type="currency" office:currency="EUR" office:value="83.4954" calcext:value-type="currency">
            <text:p>€ 83.4954</text:p>
          </table:table-cell>
          <table:table-cell table:number-columns-repeated="4"/>
        </table:table-row>
        <table:table-row table:style-name="ro1">
          <table:table-cell table:style-name="ce37" office:value-type="string" calcext:value-type="string">
            <text:p>References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Amount</text:p>
          </table:table-cell>
          <table:table-cell table:style-name="ce37" office:value-type="string" calcext:value-type="string">
            <text:p>Footprint</text:p>
          </table:table-cell>
          <table:table-cell table:style-name="ce37" office:value-type="string" calcext:value-type="string">
            <text:p>Supplier</text:p>
          </table:table-cell>
          <table:table-cell table:style-name="ce37" office:value-type="string" calcext:value-type="string">
            <text:p>Supplier part no</text:p>
          </table:table-cell>
          <table:table-cell table:style-name="ce38" office:value-type="string" calcext:value-type="string">
            <text:p>Cost/unit</text:p>
          </table:table-cell>
          <table:table-cell table:style-name="ce39" office:value-type="string" calcext:value-type="string">
            <text:p>Cost/N</text:p>
          </table:table-cell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Minimum N</text:p>
          </table:table-cell>
          <table:table-cell table:style-name="ce40" office:value-type="string" calcext:value-type="string">
            <text:p>Total cost / board</text:p>
          </table:table-cell>
          <table:table-cell table:style-name="ce37" office:value-type="string" calcext:value-type="string">
            <text:p>in stock</text:p>
          </table:table-cell>
          <table:table-cell table:style-name="ce37" office:value-type="string" calcext:value-type="string">
            <text:p>needed</text:p>
          </table:table-cell>
          <table:table-cell table:style-name="ce37" office:value-type="string" calcext:value-type="string">
            <text:p>Part no.</text:p>
          </table:table-cell>
          <table:table-cell table:style-name="ce37" office:value-type="string" calcext:value-type="string">
            <text:p>to ord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27" calcext:value-type="float">
            <text:p>2447227</text:p>
          </table:table-cell>
          <table:table-cell table:formula="of:=[.H3]/[.I3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]*[.G3]" office:value-type="currency" office:currency="EUR" office:value="0.0035" calcext:value-type="currency">
            <text:p>€ 0.0035</text:p>
          </table:table-cell>
          <table:table-cell/>
          <table:table-cell table:formula="of:=3*[.C3]" office:value-type="float" office:value="3" calcext:value-type="float">
            <text:p>3</text:p>
          </table:table-cell>
          <table:table-cell table:formula="of:=[.F3]" office:value-type="float" office:value="2447227" calcext:value-type="float">
            <text:p>2447227</text:p>
          </table:table-cell>
          <table:table-cell table:formula="of:=[.M3]-[.L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30</text:p>
          </table:table-cell>
          <table:table-cell table:formula="of:=[.H4]/[.I4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4]*[.G4]" office:value-type="currency" office:currency="EUR" office:value="0.0035" calcext:value-type="currency">
            <text:p>€ 0.0035</text:p>
          </table:table-cell>
          <table:table-cell/>
          <table:table-cell table:formula="of:=3*[.C4]" office:value-type="float" office:value="3" calcext:value-type="float">
            <text:p>3</text:p>
          </table:table-cell>
          <table:table-cell table:formula="of:=[.F4]" office:value-type="string" office:string-value="2447230" calcext:value-type="string">
            <text:p>2447230</text:p>
          </table:table-cell>
          <table:table-cell table:formula="of:=[.M4]-[.L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39</text:p>
          </table:table-cell>
          <table:table-cell table:formula="of:=[.H5]/[.I5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5]*[.G5]" office:value-type="currency" office:currency="EUR" office:value="0.0035" calcext:value-type="currency">
            <text:p>€ 0.0035</text:p>
          </table:table-cell>
          <table:table-cell/>
          <table:table-cell table:formula="of:=3*[.C5]" office:value-type="float" office:value="3" calcext:value-type="float">
            <text:p>3</text:p>
          </table:table-cell>
          <table:table-cell table:formula="of:=[.F5]" office:value-type="string" office:string-value="2447239" calcext:value-type="string">
            <text:p>2447239</text:p>
          </table:table-cell>
          <table:table-cell table:formula="of:=[.M5]-[.L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4, R5, R6, R7, R8, R9, R10, R11, R13, R14, R15, R16</text:p>
          </table:table-cell>
          <table:table-cell office:value-type="string" calcext:value-type="string">
            <text:p>28.7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318</text:p>
          </table:table-cell>
          <table:table-cell table:formula="of:=[.H6]/[.I6]" office:value-type="currency" office:currency="EUR" office:value="0.0036" calcext:value-type="currency">
            <text:p>€ 0.0036</text:p>
          </table:table-cell>
          <table:table-cell office:value-type="currency" office:currency="EUR" office:value="0.036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6]*[.G6]" office:value-type="currency" office:currency="EUR" office:value="0.0432" calcext:value-type="currency">
            <text:p>€ 0.0432</text:p>
          </table:table-cell>
          <table:table-cell/>
          <table:table-cell table:formula="of:=3*[.C6]" office:value-type="float" office:value="36" calcext:value-type="float">
            <text:p>36</text:p>
          </table:table-cell>
          <table:table-cell table:formula="of:=[.F6]" office:value-type="string" office:string-value="2447318" calcext:value-type="string">
            <text:p>2447318</text:p>
          </table:table-cell>
          <table:table-cell table:formula="of:=[.M6]-[.L6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420</text:p>
          </table:table-cell>
          <table:table-cell table:formula="of:=[.H7]/[.I7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7]*[.G7]" office:value-type="currency" office:currency="EUR" office:value="0.0035" calcext:value-type="currency">
            <text:p>€ 0.0035</text:p>
          </table:table-cell>
          <table:table-cell/>
          <table:table-cell table:formula="of:=3*[.C7]" office:value-type="float" office:value="3" calcext:value-type="float">
            <text:p>3</text:p>
          </table:table-cell>
          <table:table-cell table:formula="of:=[.F7]" office:value-type="string" office:string-value="2447420" calcext:value-type="string">
            <text:p>2447420</text:p>
          </table:table-cell>
          <table:table-cell table:formula="of:=[.M7]-[.L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23, R24, R25, R32, R33, R34</text:p>
          </table:table-cell>
          <table:table-cell office:value-type="string" calcext:value-type="string">
            <text:p>1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26</text:p>
          </table:table-cell>
          <table:table-cell table:formula="of:=[.H8]/[.I8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8]*[.G8]" office:value-type="currency" office:currency="EUR" office:value="0.021" calcext:value-type="currency">
            <text:p>€ 0.0210</text:p>
          </table:table-cell>
          <table:table-cell/>
          <table:table-cell table:formula="of:=3*[.C8]" office:value-type="float" office:value="18" calcext:value-type="float">
            <text:p>18</text:p>
          </table:table-cell>
          <table:table-cell table:formula="of:=[.F8]" office:value-type="string" office:string-value="2447226" calcext:value-type="string">
            <text:p>2447226</text:p>
          </table:table-cell>
          <table:table-cell table:formula="of:=[.M8]-[.L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19, R17, R21, R30, R28, R26</text:p>
          </table:table-cell>
          <table:table-cell office:value-type="string" calcext:value-type="string">
            <text:p>15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54</text:p>
          </table:table-cell>
          <table:table-cell table:formula="of:=[.H9]/[.I9]" office:value-type="currency" office:currency="EUR" office:value="0.0037" calcext:value-type="currency">
            <text:p>€ 0.0037</text:p>
          </table:table-cell>
          <table:table-cell office:value-type="currency" office:currency="EUR" office:value="0.037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9]*[.G9]" office:value-type="currency" office:currency="EUR" office:value="0.0222" calcext:value-type="currency">
            <text:p>€ 0.0222</text:p>
          </table:table-cell>
          <table:table-cell/>
          <table:table-cell table:formula="of:=3*[.C9]" office:value-type="float" office:value="18" calcext:value-type="float">
            <text:p>18</text:p>
          </table:table-cell>
          <table:table-cell table:formula="of:=[.F9]" office:value-type="string" office:string-value="2447254" calcext:value-type="string">
            <text:p>2447254</text:p>
          </table:table-cell>
          <table:table-cell table:formula="of:=[.M9]-[.L9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20, R18, R22, R31, R29, R27</text:p>
          </table:table-cell>
          <table:table-cell office:value-type="string" calcext:value-type="string">
            <text:p>2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91</text:p>
          </table:table-cell>
          <table:table-cell table:formula="of:=[.H10]/[.I10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0]*[.G10]" office:value-type="currency" office:currency="EUR" office:value="0.021" calcext:value-type="currency">
            <text:p>€ 0.0210</text:p>
          </table:table-cell>
          <table:table-cell/>
          <table:table-cell table:formula="of:=3*[.C10]" office:value-type="float" office:value="18" calcext:value-type="float">
            <text:p>18</text:p>
          </table:table-cell>
          <table:table-cell table:formula="of:=[.F10]" office:value-type="string" office:string-value="2447291" calcext:value-type="string">
            <text:p>2447291</text:p>
          </table:table-cell>
          <table:table-cell table:formula="of:=[.M10]-[.L1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B1, FB2</text:p>
          </table:table-cell>
          <table:table-cell office:value-type="string" calcext:value-type="string">
            <text:p>Ferrite b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1781090" calcext:value-type="float">
            <text:p>1781090</text:p>
          </table:table-cell>
          <table:table-cell table:formula="of:=[.H11]/[.I11]" office:value-type="currency" office:currency="EUR" office:value="0.0608" calcext:value-type="currency">
            <text:p>€ 0.0608</text:p>
          </table:table-cell>
          <table:table-cell office:value-type="currency" office:currency="EUR" office:value="0.0608" calcext:value-type="currency">
            <text:p>€ 0.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1]*[.G11]" office:value-type="currency" office:currency="EUR" office:value="0.1216" calcext:value-type="currency">
            <text:p>€ 0.1216</text:p>
          </table:table-cell>
          <table:table-cell/>
          <table:table-cell table:formula="of:=3*[.C11]" office:value-type="float" office:value="6" calcext:value-type="float">
            <text:p>6</text:p>
          </table:table-cell>
          <table:table-cell table:formula="of:=[.F11]" office:value-type="float" office:value="1781090" calcext:value-type="float">
            <text:p>1781090</text:p>
          </table:table-cell>
          <table:table-cell table:formula="of:=[.M11]-[.L11]" office:value-type="float" office:value="6" calcext:value-type="float">
            <text:p>6</text:p>
          </table:table-cell>
        </table:table-row>
        <table:table-row table:style-name="ro1">
          <table:table-cell table:number-columns-repeated="14"/>
          <table:table-cell table:formula="of:=[.M12]-[.L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, C20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1740612" calcext:value-type="float">
            <text:p>1740612</text:p>
          </table:table-cell>
          <table:table-cell table:formula="of:=[.H13]/[.I13]" office:value-type="currency" office:currency="EUR" office:value="0.0531" calcext:value-type="currency">
            <text:p>€ 0.0531</text:p>
          </table:table-cell>
          <table:table-cell office:value-type="currency" office:currency="EUR" office:value="0.531" calcext:value-type="currency">
            <text:p>€ 0.5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3]*[.G13]" office:value-type="currency" office:currency="EUR" office:value="0.1062" calcext:value-type="currency">
            <text:p>€ 0.1062</text:p>
          </table:table-cell>
          <table:table-cell/>
          <table:table-cell table:formula="of:=3*[.C13]" office:value-type="float" office:value="6" calcext:value-type="float">
            <text:p>6</text:p>
          </table:table-cell>
          <table:table-cell table:formula="of:=[.F13]" office:value-type="float" office:value="1740612" calcext:value-type="float">
            <text:p>1740612</text:p>
          </table:table-cell>
          <table:table-cell table:formula="of:=[.M13]-[.L1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6, C7, C12, C13, C18, C19</text:p>
          </table:table-cell>
          <table:table-cell office:value-type="string" calcext:value-type="string">
            <text:p>1uF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C1206</text:p>
          </table:table-cell>
          <table:table-cell office:value-type="string" calcext:value-type="string">
            <text:p>Farnell</text:p>
          </table:table-cell>
          <table:table-cell office:value-type="float" office:value="1759436" calcext:value-type="float">
            <text:p>1759436</text:p>
          </table:table-cell>
          <table:table-cell table:formula="of:=[.H14]/[.I14]" office:value-type="currency" office:currency="EUR" office:value="0.0587" calcext:value-type="currency">
            <text:p>€ 0.0587</text:p>
          </table:table-cell>
          <table:table-cell office:value-type="currency" office:currency="EUR" office:value="0.587" calcext:value-type="currency">
            <text:p>€ 0.5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4]*[.G14]" office:value-type="currency" office:currency="EUR" office:value="0.3522" calcext:value-type="currency">
            <text:p>€ 0.3522</text:p>
          </table:table-cell>
          <table:table-cell/>
          <table:table-cell table:formula="of:=3*[.C14]" office:value-type="float" office:value="18" calcext:value-type="float">
            <text:p>18</text:p>
          </table:table-cell>
          <table:table-cell table:formula="of:=[.F14]" office:value-type="float" office:value="1759436" calcext:value-type="float">
            <text:p>1759436</text:p>
          </table:table-cell>
          <table:table-cell table:formula="of:=[.M14]-[.L1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1, C2, C8, C9, C14, C15</text:p>
          </table:table-cell>
          <table:table-cell office:value-type="string" calcext:value-type="string">
            <text:p>220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430948" calcext:value-type="float">
            <text:p>430948</text:p>
          </table:table-cell>
          <table:table-cell table:formula="of:=[.H15]/[.I15]" office:value-type="currency" office:currency="EUR" office:value="0.0369" calcext:value-type="currency">
            <text:p>€ 0.0369</text:p>
          </table:table-cell>
          <table:table-cell office:value-type="currency" office:currency="EUR" office:value="0.0369" calcext:value-type="currency">
            <text:p>€ 0.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5]*[.G15]" office:value-type="currency" office:currency="EUR" office:value="0.2214" calcext:value-type="currency">
            <text:p>€ 0.2214</text:p>
          </table:table-cell>
          <table:table-cell/>
          <table:table-cell table:formula="of:=3*[.C15]" office:value-type="float" office:value="18" calcext:value-type="float">
            <text:p>18</text:p>
          </table:table-cell>
          <table:table-cell table:formula="of:=[.F15]" office:value-type="float" office:value="430948" calcext:value-type="float">
            <text:p>430948</text:p>
          </table:table-cell>
          <table:table-cell table:formula="of:=[.M15]-[.L1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3, C4, C10, C11, C16, C17</text:p>
          </table:table-cell>
          <table:table-cell office:value-type="string" calcext:value-type="string">
            <text:p>440pF / in fact 470 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2496906" calcext:value-type="float">
            <text:p>2496906</text:p>
          </table:table-cell>
          <table:table-cell table:formula="of:=[.H16]/[.I16]" office:value-type="currency" office:currency="EUR" office:value="0.0241" calcext:value-type="currency">
            <text:p>€ 0.0241</text:p>
          </table:table-cell>
          <table:table-cell office:value-type="currency" office:currency="EUR" office:value="0.0241" calcext:value-type="currency">
            <text:p>€ 0.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6]*[.G16]" office:value-type="currency" office:currency="EUR" office:value="0.1446" calcext:value-type="currency">
            <text:p>€ 0.1446</text:p>
          </table:table-cell>
          <table:table-cell/>
          <table:table-cell table:formula="of:=3*[.C16]" office:value-type="float" office:value="18" calcext:value-type="float">
            <text:p>18</text:p>
          </table:table-cell>
          <table:table-cell table:formula="of:=[.F16]" office:value-type="float" office:value="2496906" calcext:value-type="float">
            <text:p>2496906</text:p>
          </table:table-cell>
          <table:table-cell table:formula="of:=[.M16]-[.L1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21, C22</text:p>
          </table:table-cell>
          <table:table-cell table:style-name="ce10" office:value-type="string" calcext:value-type="string">
            <text:p>value??</text:p>
          </table:table-cell>
          <table:table-cell/>
          <table:table-cell office:value-type="string" calcext:value-type="string">
            <text:p>C1210</text:p>
          </table:table-cell>
          <table:table-cell office:value-type="string" calcext:value-type="string">
            <text:p>Farnell</text:p>
          </table:table-cell>
          <table:table-cell/>
          <table:table-cell table:formula="of:=[.H17]/[.I17]" office:value-type="currency" office:currency="EUR" office:value="0" calcext:value-type="currency">
            <text:p>€ 0.000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[.C17]*[.G17]" office:value-type="currency" office:currency="EUR" office:value="0" calcext:value-type="currency">
            <text:p>€ 0.0000</text:p>
          </table:table-cell>
          <table:table-cell/>
          <table:table-cell table:formula="of:=3*[.C17]" office:value-type="float" office:value="0" calcext:value-type="float">
            <text:p>0</text:p>
          </table:table-cell>
          <table:table-cell table:formula="of:=[.F17]" office:value-type="float" office:value="0" calcext:value-type="float">
            <text:p>0</text:p>
          </table:table-cell>
          <table:table-cell table:formula="of:=[.M17]-[.L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3, C24</text:p>
          </table:table-cell>
          <table:table-cell table:style-name="ce10" office:value-type="string" calcext:value-type="string">
            <text:p>value??</text:p>
          </table:table-cell>
          <table:table-cell/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/>
          <table:table-cell table:formula="of:=[.H18]/[.I18]" office:value-type="currency" office:currency="EUR" office:value="0" calcext:value-type="currency">
            <text:p>€ 0.000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[.C18]*[.G18]" office:value-type="currency" office:currency="EUR" office:value="0" calcext:value-type="currency">
            <text:p>€ 0.0000</text:p>
          </table:table-cell>
          <table:table-cell/>
          <table:table-cell table:formula="of:=3*[.C18]" office:value-type="float" office:value="0" calcext:value-type="float">
            <text:p>0</text:p>
          </table:table-cell>
          <table:table-cell table:formula="of:=[.F18]" office:value-type="float" office:value="0" calcext:value-type="float">
            <text:p>0</text:p>
          </table:table-cell>
          <table:table-cell table:formula="of:=[.M18]-[.L18]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MCP6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Farnell</text:p>
          </table:table-cell>
          <table:table-cell office:value-type="float" office:value="1605572" calcext:value-type="float">
            <text:p>1605572</text:p>
          </table:table-cell>
          <table:table-cell table:formula="of:=[.H20]/[.I20]" office:value-type="currency" office:currency="EUR" office:value="0.34" calcext:value-type="currency">
            <text:p>€ 0.3400</text:p>
          </table:table-cell>
          <table:table-cell office:value-type="currency" office:currency="EUR" office:value="3.4" calcext:value-type="currency">
            <text:p>€ 3.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20]*[.G20]" office:value-type="currency" office:currency="EUR" office:value="0.68" calcext:value-type="currency">
            <text:p>€ 0.6800</text:p>
          </table:table-cell>
          <table:table-cell office:value-type="float" office:value="10" calcext:value-type="float">
            <text:p>10</text:p>
          </table:table-cell>
          <table:table-cell table:formula="of:=3*[.C20]" office:value-type="float" office:value="6" calcext:value-type="float">
            <text:p>6</text:p>
          </table:table-cell>
          <table:table-cell table:formula="of:=[.F20]" office:value-type="float" office:value="1605572" calcext:value-type="float">
            <text:p>1605572</text:p>
          </table:table-cell>
          <table:table-cell table:formula="of:=[.M20]-[.L20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</text:p>
          </table:table-cell>
          <table:table-cell office:value-type="string" calcext:value-type="string">
            <text:p>Farnell</text:p>
          </table:table-cell>
          <table:table-cell office:value-type="float" office:value="1668339" calcext:value-type="float">
            <text:p>1668339</text:p>
          </table:table-cell>
          <table:table-cell table:formula="of:=[.H21]/[.I21]" office:value-type="currency" office:currency="EUR" office:value="0.882" calcext:value-type="currency">
            <text:p>€ 0.8820</text:p>
          </table:table-cell>
          <table:table-cell office:value-type="currency" office:currency="EUR" office:value="0.882" calcext:value-type="currency">
            <text:p>€ 0.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1]*[.G21]" office:value-type="currency" office:currency="EUR" office:value="0.882" calcext:value-type="currency">
            <text:p>€ 0.8820</text:p>
          </table:table-cell>
          <table:table-cell office:value-type="float" office:value="1" calcext:value-type="float">
            <text:p>1</text:p>
          </table:table-cell>
          <table:table-cell table:formula="of:=3*[.C21]" office:value-type="float" office:value="3" calcext:value-type="float">
            <text:p>3</text:p>
          </table:table-cell>
          <table:table-cell table:formula="of:=[.F21]" office:value-type="float" office:value="1668339" calcext:value-type="float">
            <text:p>1668339</text:p>
          </table:table-cell>
          <table:table-cell table:formula="of:=[.M21]-[.L2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glebone pin headers</text:p>
          </table:table-cell>
          <table:table-cell office:value-type="string" calcext:value-type="string">
            <text:p>Farnell</text:p>
          </table:table-cell>
          <table:table-cell office:value-type="float" office:value="2505042" calcext:value-type="float">
            <text:p>2505042</text:p>
          </table:table-cell>
          <table:table-cell table:formula="of:=[.H22]/[.I22]" office:value-type="currency" office:currency="EUR" office:value="2.24" calcext:value-type="currency">
            <text:p>€ 2.2400</text:p>
          </table:table-cell>
          <table:table-cell office:value-type="currency" office:currency="EUR" office:value="2.24" calcext:value-type="currency">
            <text:p>€ 2.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22]*[.G22]" office:value-type="currency" office:currency="EUR" office:value="4.48" calcext:value-type="currency">
            <text:p>€ 4.4800</text:p>
          </table:table-cell>
          <table:table-cell/>
          <table:table-cell table:formula="of:=3*[.C22]" office:value-type="float" office:value="6" calcext:value-type="float">
            <text:p>6</text:p>
          </table:table-cell>
          <table:table-cell table:formula="of:=[.F22]" office:value-type="float" office:value="2505042" calcext:value-type="float">
            <text:p>2505042</text:p>
          </table:table-cell>
          <table:table-cell table:formula="of:=[.M22]-[.L22]" office:value-type="float" office:value="6" calcext:value-type="float">
            <text:p>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1, P4</text:p>
          </table:table-cell>
          <table:table-cell office:value-type="string" calcext:value-type="string">
            <text:p>10 pin hea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022259" calcext:value-type="float">
            <text:p>1022259</text:p>
          </table:table-cell>
          <table:table-cell table:formula="of:=[.H24]/[.I24]" office:value-type="currency" office:currency="EUR" office:value="0.326" calcext:value-type="currency">
            <text:p>€ 0.3260</text:p>
          </table:table-cell>
          <table:table-cell office:value-type="currency" office:currency="EUR" office:value="0.326" calcext:value-type="currency">
            <text:p>€ 0.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24]*[.G24]" office:value-type="currency" office:currency="EUR" office:value="0.326" calcext:value-type="currency">
            <text:p>€ 0.3260</text:p>
          </table:table-cell>
          <table:table-cell/>
          <table:table-cell table:formula="of:=3*[.C24]" office:value-type="float" office:value="3" calcext:value-type="float">
            <text:p>3</text:p>
          </table:table-cell>
          <table:table-cell table:formula="of:=[.F24]" office:value-type="float" office:value="1022259" calcext:value-type="float">
            <text:p>1022259</text:p>
          </table:table-cell>
          <table:table-cell table:formula="of:=[.M24]-[.L2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SW_HALT, SW_MODE_S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079522" calcext:value-type="float">
            <text:p>2079522</text:p>
          </table:table-cell>
          <table:table-cell table:formula="of:=[.H25]/[.I25]" office:value-type="currency" office:currency="EUR" office:value="0.479" calcext:value-type="currency">
            <text:p>€ 0.4790</text:p>
          </table:table-cell>
          <table:table-cell office:value-type="currency" office:currency="EUR" office:value="0.479" calcext:value-type="currency">
            <text:p>€ 0.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5]*[.G25]" office:value-type="currency" office:currency="EUR" office:value="0.958" calcext:value-type="currency">
            <text:p>€ 0.9580</text:p>
          </table:table-cell>
          <table:table-cell office:value-type="float" office:value="1" calcext:value-type="float">
            <text:p>1</text:p>
          </table:table-cell>
          <table:table-cell table:formula="of:=3*[.C25]" office:value-type="float" office:value="6" calcext:value-type="float">
            <text:p>6</text:p>
          </table:table-cell>
          <table:table-cell table:formula="of:=[.F25]" office:value-type="float" office:value="2079522" calcext:value-type="float">
            <text:p>2079522</text:p>
          </table:table-cell>
          <table:table-cell table:formula="of:=[.M25]-[.L25]" office:value-type="float" office:value="5" calcext:value-type="float">
            <text:p>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, 3.5MM</text:p>
          </table:table-cell>
          <table:table-cell office:value-type="string" calcext:value-type="string">
            <text:p>(from amplifier kit)</text:p>
          </table:table-cell>
          <table:table-cell table:number-columns-repeated="5"/>
          <table:table-cell table:formula="of:=[.C27]*[.G27]" office:value-type="currency" office:currency="EUR" office:value="0" calcext:value-type="currency">
            <text:p>€ 0.0000</text:p>
          </table:table-cell>
          <table:table-cell/>
          <table:table-cell table:formula="of:=3*[.C27]" office:value-type="float" office:value="3" calcext:value-type="float">
            <text:p>3</text:p>
          </table:table-cell>
          <table:table-cell table:formula="of:=[.F27]" office:value-type="float" office:value="0" calcext:value-type="float">
            <text:p>0</text:p>
          </table:table-cell>
          <table:table-cell table:formula="of:=[.M27]-[.L2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</text:p>
          </table:table-cell>
          <table:table-cell office:value-type="string" calcext:value-type="string">
            <text:p>Farnell</text:p>
          </table:table-cell>
          <table:table-cell office:value-type="float" office:value="2112482" calcext:value-type="float">
            <text:p>2112482</text:p>
          </table:table-cell>
          <table:table-cell table:formula="of:=[.H28]/[.I28]" office:value-type="currency" office:currency="EUR" office:value="1.01" calcext:value-type="currency">
            <text:p>€ 1.0100</text:p>
          </table:table-cell>
          <table:table-cell office:value-type="currency" office:currency="EUR" office:value="1.01" calcext:value-type="currency">
            <text:p>€ 1.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8]*[.G28]" office:value-type="currency" office:currency="EUR" office:value="1.01" calcext:value-type="currency">
            <text:p>€ 1.0100</text:p>
          </table:table-cell>
          <table:table-cell office:value-type="float" office:value="1" calcext:value-type="float">
            <text:p>1</text:p>
          </table:table-cell>
          <table:table-cell table:formula="of:=3*[.C28]" office:value-type="float" office:value="3" calcext:value-type="float">
            <text:p>3</text:p>
          </table:table-cell>
          <table:table-cell table:formula="of:=[.F28]" office:value-type="float" office:value="2112482" calcext:value-type="float">
            <text:p>2112482</text:p>
          </table:table-cell>
          <table:table-cell table:formula="of:=[.M28]-[.L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 / 8 pin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C connector</text:p>
          </table:table-cell>
          <table:table-cell office:value-type="string" calcext:value-type="string">
            <text:p>Farnell</text:p>
          </table:table-cell>
          <table:table-cell office:value-type="float" office:value="2215303" calcext:value-type="float">
            <text:p>2215303</text:p>
          </table:table-cell>
          <table:table-cell table:formula="of:=[.H29]/[.I29]" office:value-type="currency" office:currency="EUR" office:value="0.572" calcext:value-type="currency">
            <text:p>€ 0.5720</text:p>
          </table:table-cell>
          <table:table-cell office:value-type="currency" office:currency="EUR" office:value="0.572" calcext:value-type="currency">
            <text:p>€ 0.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9]*[.G29]" office:value-type="currency" office:currency="EUR" office:value="0.572" calcext:value-type="currency">
            <text:p>€ 0.5720</text:p>
          </table:table-cell>
          <table:table-cell office:value-type="float" office:value="1" calcext:value-type="float">
            <text:p>1</text:p>
          </table:table-cell>
          <table:table-cell table:formula="of:=3*[.C29]" office:value-type="float" office:value="3" calcext:value-type="float">
            <text:p>3</text:p>
          </table:table-cell>
          <table:table-cell table:formula="of:=[.F29]" office:value-type="float" office:value="2215303" calcext:value-type="float">
            <text:p>2215303</text:p>
          </table:table-cell>
          <table:table-cell table:formula="of:=[.M29]-[.L29]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J1, J2, J3</text:p>
          </table:table-cell>
          <table:table-cell office:value-type="string" calcext:value-type="string">
            <text:p>headphone connect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216980" calcext:value-type="float">
            <text:p>1216980</text:p>
          </table:table-cell>
          <table:table-cell table:formula="of:=[.H32]/[.I32]" office:value-type="currency" office:currency="EUR" office:value="1.09" calcext:value-type="currency">
            <text:p>€ 1.0900</text:p>
          </table:table-cell>
          <table:table-cell office:value-type="currency" office:currency="EUR" office:value="10.9" calcext:value-type="currency">
            <text:p>€ 10.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2]*[.G32]" office:value-type="currency" office:currency="EUR" office:value="3.27" calcext:value-type="currency">
            <text:p>€ 3.2700</text:p>
          </table:table-cell>
          <table:table-cell office:value-type="float" office:value="10" calcext:value-type="float">
            <text:p>10</text:p>
          </table:table-cell>
          <table:table-cell table:formula="of:=3*[.C32]" office:value-type="float" office:value="9" calcext:value-type="float">
            <text:p>9</text:p>
          </table:table-cell>
          <table:table-cell table:formula="of:=[.F32]" office:value-type="float" office:value="1216980" calcext:value-type="float">
            <text:p>1216980</text:p>
          </table:table-cell>
          <table:table-cell table:formula="of:=[.M32]-[.L32]" office:value-type="float" office:value="-1" calcext:value-type="float">
            <text:p>-1</text:p>
          </table:table-cell>
        </table:table-row>
        <table:table-row table:style-name="ro1">
          <table:table-cell table:style-name="ce5" office:value-type="string" calcext:value-type="string" table:number-columns-spanned="6" table:number-rows-spanned="1">
            <text:p>External components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OKI-78SR-5/1.5-W36-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8" office:value-type="float" office:value="2102101" calcext:value-type="float">
            <text:p>2102101</text:p>
          </table:table-cell>
          <table:table-cell office:value-type="currency" office:currency="EUR" office:value="7.35" calcext:value-type="currency">
            <text:p>€ 7.3500</text:p>
          </table:table-cell>
          <table:table-cell table:number-columns-repeated="3"/>
          <table:table-cell table:formula="of:=[.C34]*[.G34]" office:value-type="currency" office:currency="EUR" office:value="7.35" calcext:value-type="currency">
            <text:p>€ 7.3500</text:p>
          </table:table-cell>
          <table:table-cell office:value-type="float" office:value="4" calcext:value-type="float">
            <text:p>4</text:p>
          </table:table-cell>
          <table:table-cell table:formula="of:=3*[.C34]" office:value-type="float" office:value="3" calcext:value-type="float">
            <text:p>3</text:p>
          </table:table-cell>
          <table:table-cell table:formula="of:=[.F34]" office:value-type="float" office:value="2102101" calcext:value-type="float">
            <text:p>2102101</text:p>
          </table:table-cell>
          <table:table-cell table:formula="of:=[.M34]-[.L34]" office:value-type="float" office:value="-1" calcext:value-type="float">
            <text:p>-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mplifier board</text:p>
          </table:table-cell>
          <table:table-cell office:value-type="string" calcext:value-type="string">
            <text:p>Stereo 20W amp, MAX97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wi Electronics</text:p>
          </table:table-cell>
          <table:table-cell office:value-type="string" calcext:value-type="string">
            <text:p>ADA-1752</text:p>
          </table:table-cell>
          <table:table-cell table:formula="of:=[.H36]/[.I36]" office:value-type="currency" office:currency="EUR" office:value="19.2" calcext:value-type="currency">
            <text:p>€ 19.2000</text:p>
          </table:table-cell>
          <table:table-cell office:value-type="currency" office:currency="EUR" office:value="192" calcext:value-type="currency">
            <text:p>€ 192.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6]*[.G36]" office:value-type="currency" office:currency="EUR" office:value="57.6" calcext:value-type="currency">
            <text:p>€ 57.6000</text:p>
          </table:table-cell>
          <table:table-cell office:value-type="float" office:value="10" calcext:value-type="float">
            <text:p>10</text:p>
          </table:table-cell>
          <table:table-cell table:formula="of:=3*[.C36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C barrel c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x electronics</text:p>
          </table:table-cell>
          <table:table-cell table:style-name="ce14" office:value-type="string" calcext:value-type="string">
            <text:p>http://www.bax-shop.nl/gitaareffect-voeding-adapter/mooer-pdc-5a-daisy-chain-dc-power-cable</text:p>
          </table:table-cell>
          <table:table-cell office:value-type="currency" office:currency="EUR" office:value="5.3" calcext:value-type="currency">
            <text:p>€ 5.3000</text:p>
          </table:table-cell>
          <table:table-cell table:number-columns-repeated="3"/>
          <table:table-cell table:formula="of:=[.C38]*[.G38]" office:value-type="currency" office:currency="EUR" office:value="5.3" calcext:value-type="currency">
            <text:p>€ 5.3000</text:p>
          </table:table-cell>
          <table:table-cell office:value-type="float" office:value="3" calcext:value-type="float">
            <text:p>3</text:p>
          </table:table-cell>
          <table:table-cell table:formula="of:=3*[.C3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 cable minijack – minijack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x electronics</text:p>
          </table:table-cell>
          <table:table-cell office:value-type="string" calcext:value-type="string">
            <text:p>http://www.bax-shop.nl/index.php?option=com_virtuemart&amp;Itemid=2&amp;flypage=shop.flypage&amp;page=shop.product_details&amp;product_id=220132</text:p>
          </table:table-cell>
          <table:table-cell office:value-type="currency" office:currency="EUR" office:value="1.53" calcext:value-type="currency">
            <text:p>€ 1.5300</text:p>
          </table:table-cell>
          <table:table-cell table:number-columns-repeated="3"/>
          <table:table-cell table:formula="of:=[.C39]*[.G39]" office:value-type="currency" office:currency="EUR" office:value="4.59" calcext:value-type="currency">
            <text:p>€ 4.5900</text:p>
          </table:table-cell>
          <table:table-cell office:value-type="float" office:value="9" calcext:value-type="float">
            <text:p>9</text:p>
          </table:table-cell>
          <table:table-cell table:formula="of:=3*[.C39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 screws for amplifier board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345351" calcext:value-type="float">
            <text:p>2345351</text:p>
          </table:table-cell>
          <table:table-cell table:formula="of:=[.H40]/[.I40]" office:value-type="currency" office:currency="EUR" office:value="0.464" calcext:value-type="currency">
            <text:p>€ 0.4640</text:p>
          </table:table-cell>
          <table:table-cell office:value-type="currency" office:currency="EUR" office:value="0.464" calcext:value-type="currency">
            <text:p>€ 0.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9]*[.G40]" office:value-type="currency" office:currency="EUR" office:value="1.392" calcext:value-type="currency">
            <text:p>€ 1.3920</text:p>
          </table:table-cell>
          <table:table-cell office:value-type="float" office:value="1" calcext:value-type="float">
            <text:p>1</text:p>
          </table:table-cell>
          <table:table-cell table:formula="of:=3*[.C40]" office:value-type="float" office:value="24" calcext:value-type="float">
            <text:p>24</text:p>
          </table:table-cell>
          <table:table-cell table:formula="of:=[.F40]" office:value-type="float" office:value="2345351" calcext:value-type="float">
            <text:p>2345351</text:p>
          </table:table-cell>
          <table:table-cell table:formula="of:=[.M40]-[.L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311419" calcext:value-type="float">
            <text:p>2311419</text:p>
          </table:table-cell>
          <table:table-cell table:formula="of:=[.H41]/[.I41]" office:value-type="currency" office:currency="EUR" office:value="0.782" calcext:value-type="currency">
            <text:p>€ 0.7820</text:p>
          </table:table-cell>
          <table:table-cell office:value-type="currency" office:currency="EUR" office:value="0.782" calcext:value-type="currency">
            <text:p>€ 0.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40]*[.G41]" office:value-type="currency" office:currency="EUR" office:value="6.256" calcext:value-type="currency">
            <text:p>€ 6.2560</text:p>
          </table:table-cell>
          <table:table-cell office:value-type="float" office:value="1" calcext:value-type="float">
            <text:p>1</text:p>
          </table:table-cell>
          <table:table-cell table:formula="of:=3*[.C41]" office:value-type="float" office:value="24" calcext:value-type="float">
            <text:p>24</text:p>
          </table:table-cell>
          <table:table-cell table:formula="of:=[.F41]" office:value-type="float" office:value="2311419" calcext:value-type="float">
            <text:p>2311419</text:p>
          </table:table-cell>
          <table:table-cell table:formula="of:=[.M41]-[.L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494522" calcext:value-type="float">
            <text:p>2494522</text:p>
          </table:table-cell>
          <table:table-cell table:formula="of:=[.H42]/[.I42]" office:value-type="currency" office:currency="EUR" office:value="0.081" calcext:value-type="currency">
            <text:p>€ 0.0810</text:p>
          </table:table-cell>
          <table:table-cell office:value-type="currency" office:currency="EUR" office:value="0.081" calcext:value-type="currency">
            <text:p>€ 0.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41]*[.G42]" office:value-type="currency" office:currency="EUR" office:value="0.648" calcext:value-type="currency">
            <text:p>€ 0.6480</text:p>
          </table:table-cell>
          <table:table-cell office:value-type="float" office:value="10" calcext:value-type="float">
            <text:p>10</text:p>
          </table:table-cell>
          <table:table-cell table:formula="of:=3*[.C42]" office:value-type="float" office:value="24" calcext:value-type="float">
            <text:p>24</text:p>
          </table:table-cell>
          <table:table-cell table:formula="of:=[.F42]" office:value-type="float" office:value="2494522" calcext:value-type="float">
            <text:p>2494522</text:p>
          </table:table-cell>
          <table:table-cell table:formula="of:=[.M42]-[.L42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DC cable to rece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8" office:value-type="float" office:value="2217620" calcext:value-type="float">
            <text:p>2217620</text:p>
          </table:table-cell>
          <table:table-cell office:value-type="currency" office:currency="EUR" office:value="2.37" calcext:value-type="currency">
            <text:p>€ 2.3700</text:p>
          </table:table-cell>
          <table:table-cell table:number-columns-repeated="3"/>
          <table:table-cell table:formula="of:=[.C43]*[.G43]" office:value-type="currency" office:currency="EUR" office:value="2.37" calcext:value-type="currency">
            <text:p>€ 2.3700</text:p>
          </table:table-cell>
          <table:table-cell office:value-type="float" office:value="1" calcext:value-type="float">
            <text:p>1</text:p>
          </table:table-cell>
          <table:table-cell table:formula="of:=3*[.C43]" office:value-type="float" office:value="3" calcext:value-type="float">
            <text:p>3</text:p>
          </table:table-cell>
          <table:table-cell table:formula="of:=[.F43]" office:value-type="float" office:value="2217620" calcext:value-type="float">
            <text:p>2217620</text:p>
          </table:table-cell>
          <table:table-cell table:formula="of:=[.M43]-[.L43]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5" office:value-type="string" calcext:value-type="string" table:number-columns-spanned="6" table:number-rows-spanned="1">
            <text:p>BATTER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cables HXT to wi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24423__HXT4mm_w_12AWG_Silicon_Wire_10cm_ESC_side_5pcs_Bag_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000 mAh batter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uh_viewitem.asp?idproduct=358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XT to bananaplug adap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31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w battery warning circui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41734__HobbyKing_8482_Lipoly_Low_Voltage_Alarm_2s_3s_EU_Warehouse_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tery charg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95979</text:p>
          </table:table-cell>
          <table:table-cell table:number-columns-repeated="9"/>
        </table:table-row>
        <table:table-row table:style-name="ro1" table:number-rows-repeated="104852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1" table:target-range-address="References.A1:References.D5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4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1-</number:text>
      <style:map style:condition="value()&gt;=0" style:apply-style-name="N124P0"/>
    </number:currency-style>
    <number:currency-style style:name="N125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5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-</number:text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15:36:31.7473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28:12.487079683</meta:creation-date>
    <dc:date>2016-12-27T23:42:43.280528000</dc:date>
    <meta:editing-duration>P1DT9H47M43S</meta:editing-duration>
    <meta:editing-cycles>139</meta:editing-cycles>
    <meta:generator>LibreOffice/5.2.2.2$MacOSX_X86_64 LibreOffice_project/8f96e87c890bf8fa77463cd4b640a2312823f3ad</meta:generator>
    <meta:document-statistic meta:table-count="3" meta:cell-count="1306" meta:object-count="0"/>
  </office:meta>
</office:document-meta>
</file>